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5" style:family="table-cell" style:parent-style-name="Default" style:data-style-name="N58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6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7" style:family="table-cell" style:parent-style-name="Default" style:data-style-name="N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8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9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5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3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微軟正黑體" style:font-name-asian="微軟正黑體" style:font-name-complex="微軟正黑體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5081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食用水產製造品量值0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235" table:default-cell-style-name="ce1"/>
        <table:table-column table:style-name="co7" table:number-columns-repeated="16129" table:default-cell-style-name="ce1"/>
        <table:table-row table:style-name="ro1">
          <table:table-cell office:value-type="string" table:number-columns-spanned="4" table:number-rows-spanned="1" table:style-name="ce37">
            <text:p>11‧食用水產製造品量值</text:p>
          </table:table-cell>
          <table:covered-table-cell table:number-columns-repeated="3"/>
          <table:table-cell table:number-columns-repeated="5" table:style-name="ce14"/>
          <table:table-cell office:value-type="string" table:number-columns-spanned="6" table:number-rows-spanned="1" table:style-name="ce37">
            <text:p>11‧PROCESSED FISHERY PRODUCTS</text:p>
          </table:table-cell>
          <table:covered-table-cell table:number-columns-repeated="5"/>
          <table:table-cell table:number-columns-repeated="16369" table:style-name="ce14"/>
        </table:table-row>
        <table:table-row table:style-name="ro2">
          <table:table-cell table:number-columns-repeated="4" table:style-name="ce1"/>
          <table:table-cell office:value-type="string" table:number-columns-spanned="1" table:number-rows-spanned="2" table:style-name="ce39">
            <text:p>單位｛</text:p>
          </table:table-cell>
          <table:table-cell office:value-type="string" table:number-columns-spanned="3" table:number-rows-spanned="1" table:style-name="ce41">
            <text:p>產量：公噸</text:p>
          </table:table-cell>
          <table:covered-table-cell table:number-columns-repeated="2"/>
          <table:table-cell table:number-columns-repeated="7" table:style-name="ce1"/>
          <table:table-cell office:value-type="string" table:number-columns-spanned="1" table:number-rows-spanned="2" table:style-name="ce39">
            <text:p>Unit｛</text:p>
          </table:table-cell>
          <table:table-cell office:value-type="string" table:number-columns-spanned="3" table:number-rows-spanned="1" table:style-name="ce41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number-columns-repeated="2" table:style-name="ce1"/>
          <table:table-cell office:value-type="string" table:style-name="ce35">
            <text:p>(2) 魚類別</text:p>
          </table:table-cell>
          <table:table-cell table:style-name="ce36"/>
          <table:covered-table-cell/>
          <table:table-cell office:value-type="string" table:number-columns-spanned="3" table:number-rows-spanned="1" table:style-name="ce41">
            <text:p>價值：新臺幣千元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5" table:number-rows-spanned="1" table:style-name="ce41">
            <text:p>(2) Food Products By Species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41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72">
            <text:p>製品別</text:p>
            <draw:custom-shape svg:x="0in" svg:y="0in" svg:width="0.78125in" svg:height="1.01042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8" table:number-rows-spanned="1" table:style-name="ce68">
            <text:p>罐頭類</text:p>
          </table:table-cell>
          <table:covered-table-cell table:number-columns-repeated="7"/>
          <table:table-cell office:value-type="string" table:number-columns-spanned="8" table:number-rows-spanned="1" table:style-name="ce68">
            <text:p>冷凍冷藏類</text:p>
          </table:table-cell>
          <table:covered-table-cell table:number-columns-repeated="7"/>
          <table:table-cell table:number-columns-spanned="2" table:number-rows-spanned="1" table:style-name="ce68"/>
          <table:covered-table-cell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3">
            <text:p>Products</text:p>
          </table:table-cell>
          <table:covered-table-cell/>
          <table:table-cell office:value-type="string" table:number-columns-spanned="8" table:number-rows-spanned="1" table:style-name="ce67">
            <text:p>Canned Products</text:p>
          </table:table-cell>
          <table:covered-table-cell table:number-columns-repeated="7"/>
          <table:table-cell office:value-type="string" table:number-columns-spanned="8" table:number-rows-spanned="1" table:style-name="ce67">
            <text:p>Frozen and Cold Storage Products</text:p>
          </table:table-cell>
          <table:covered-table-cell table:number-columns-repeated="7"/>
          <table:table-cell table:number-columns-spanned="2" table:number-rows-spanned="1" table:style-name="ce70"/>
          <table:covered-table-cell/>
          <table:table-cell table:number-columns-repeated="16364"/>
        </table:table-row>
        <table:table-row table:style-name="ro2">
          <table:table-cell table:style-name="ce28"/>
          <table:table-cell table:style-name="ce29"/>
          <table:table-cell office:value-type="string" table:number-columns-spanned="2" table:number-rows-spanned="1" table:style-name="ce68">
            <text:p>合計</text:p>
          </table:table-cell>
          <table:covered-table-cell/>
          <table:table-cell office:value-type="string" table:number-columns-spanned="2" table:number-rows-spanned="1" table:style-name="ce68">
            <text:p>水煮</text:p>
          </table:table-cell>
          <table:covered-table-cell/>
          <table:table-cell office:value-type="string" table:number-columns-spanned="2" table:number-rows-spanned="1" table:style-name="ce68">
            <text:p>油漬</text:p>
          </table:table-cell>
          <table:covered-table-cell/>
          <table:table-cell office:value-type="string" table:number-columns-spanned="2" table:number-rows-spanned="1" table:style-name="ce68">
            <text:p>調味</text:p>
          </table:table-cell>
          <table:covered-table-cell/>
          <table:table-cell office:value-type="string" table:number-columns-spanned="2" table:number-rows-spanned="1" table:style-name="ce68">
            <text:p>合計</text:p>
          </table:table-cell>
          <table:covered-table-cell/>
          <table:table-cell office:value-type="string" table:number-columns-spanned="2" table:number-rows-spanned="1" table:style-name="ce68">
            <text:p>冷藏品</text:p>
          </table:table-cell>
          <table:covered-table-cell/>
          <table:table-cell office:value-type="string" table:number-columns-spanned="2" table:number-rows-spanned="1" table:style-name="ce68">
            <text:p>冷凍品</text:p>
          </table:table-cell>
          <table:covered-table-cell/>
          <table:table-cell office:value-type="string" table:number-columns-spanned="2" table:number-rows-spanned="1" table:style-name="ce68">
            <text:p>調理冷凍品</text:p>
          </table:table-cell>
          <table:covered-table-cell/>
          <table:table-cell office:value-type="string" table:number-columns-spanned="2" table:number-rows-spanned="1" table:style-name="ce71">
            <text:p>燻製品</text:p>
          </table:table-cell>
          <table:covered-table-cell/>
          <table:table-cell table:number-columns-repeated="16364"/>
        </table:table-row>
        <table:table-row table:style-name="ro2">
          <table:table-cell table:style-name="ce28"/>
          <table:table-cell table:style-name="ce29"/>
          <table:table-cell office:value-type="string" table:number-columns-spanned="2" table:number-rows-spanned="1" table:style-name="ce67">
            <text:p>Total</text:p>
          </table:table-cell>
          <table:covered-table-cell/>
          <table:table-cell office:value-type="string" table:number-columns-spanned="2" table:number-rows-spanned="1" table:style-name="ce67">
            <text:p>In Brine</text:p>
          </table:table-cell>
          <table:covered-table-cell/>
          <table:table-cell office:value-type="string" table:number-columns-spanned="2" table:number-rows-spanned="1" table:style-name="ce67">
            <text:p>In Oil</text:p>
          </table:table-cell>
          <table:covered-table-cell/>
          <table:table-cell office:value-type="string" table:number-columns-spanned="2" table:number-rows-spanned="1" table:style-name="ce67">
            <text:p>With Seasoning</text:p>
          </table:table-cell>
          <table:covered-table-cell/>
          <table:table-cell office:value-type="string" table:number-columns-spanned="2" table:number-rows-spanned="1" table:style-name="ce67">
            <text:p>Total</text:p>
          </table:table-cell>
          <table:covered-table-cell/>
          <table:table-cell office:value-type="string" table:number-columns-spanned="2" table:number-rows-spanned="1" table:style-name="ce67">
            <text:p>Cold Storage</text:p>
          </table:table-cell>
          <table:covered-table-cell/>
          <table:table-cell office:value-type="string" table:number-columns-spanned="2" table:number-rows-spanned="1" table:style-name="ce67">
            <text:p>Frozen Food</text:p>
          </table:table-cell>
          <table:covered-table-cell/>
          <table:table-cell office:value-type="string" table:number-columns-spanned="2" table:number-rows-spanned="1" table:style-name="ce67">
            <text:p>PPD. Frozen Food</text:p>
          </table:table-cell>
          <table:covered-table-cell/>
          <table:table-cell office:value-type="string" table:number-columns-spanned="2" table:number-rows-spanned="1" table:style-name="ce69">
            <text:p>Smoked</text:p>
          </table:table-cell>
          <table:covered-table-cell/>
          <table:table-cell table:number-columns-repeated="16364"/>
        </table:table-row>
        <table:table-row table:style-name="ro2">
          <table:table-cell office:value-type="string" table:style-name="ce6">
            <text:p>魚類別</text:p>
          </table:table-cell>
          <table:table-cell office:value-type="string" table:style-name="ce7">
            <text:p>代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table:number-columns-repeated="16364"/>
        </table:table-row>
        <table:table-row table:style-name="ro2">
          <table:table-cell office:value-type="string" table:style-name="ce8">
            <text:p>Species</text:p>
          </table:table-cell>
          <table:table-cell office:value-type="string" table:style-name="ce13">
            <text:p>Cod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table:number-columns-repeated="16364"/>
        </table:table-row>
        <table:table-row table:style-name="ro2">
          <table:table-cell office:value-type="string" table:style-name="ce32">
            <text:p>總計</text:p>
          </table:table-cell>
          <table:table-cell office:value-type="string" table:style-name="ce7">
            <text:p>0000</text:p>
          </table:table-cell>
          <table:table-cell office:value-type="float" office:value="7623.4895999999999" table:formula="msoxl:=  IF(SUM(C11:C37)=0,&quot;-&quot;,SUM(C11:C37))" table:style-name="ce23">
            <text:p>7,623</text:p>
          </table:table-cell>
          <table:table-cell office:value-type="float" office:value="257432.492" table:formula="msoxl:=  IF(SUM(D11:D37)=0,&quot;-&quot;,SUM(D11:D37))" table:style-name="ce22">
            <text:p>257,432.5<text:s/></text:p>
          </table:table-cell>
          <table:table-cell office:value-type="string" office:string-value="-" table:formula="msoxl:=  IF(SUM(E11:E37)=0,&quot;-&quot;,SUM(E11:E37))" table:style-name="ce23">
            <text:p>-</text:p>
          </table:table-cell>
          <table:table-cell office:value-type="string" office:string-value="-" table:formula="msoxl:=  IF(SUM(F11:F37)=0,&quot;-&quot;,SUM(F11:F37))" table:style-name="ce22">
            <text:p>-</text:p>
          </table:table-cell>
          <table:table-cell office:value-type="float" office:value="1249.723" table:formula="msoxl:=  IF(SUM(G11:G37)=0,&quot;-&quot;,SUM(G11:G37))" table:style-name="ce23">
            <text:p>1,250</text:p>
          </table:table-cell>
          <table:table-cell office:value-type="float" office:value="147558.62599999999" table:formula="msoxl:=  IF(SUM(H11:H37)=0,&quot;-&quot;,SUM(H11:H37))" table:style-name="ce22">
            <text:p>147,558.6<text:s/></text:p>
          </table:table-cell>
          <table:table-cell office:value-type="float" office:value="6373.7665999999999" table:formula="msoxl:=  IF(SUM(I11:I37)=0,&quot;-&quot;,SUM(I11:I37))" table:style-name="ce23">
            <text:p>6,374</text:p>
          </table:table-cell>
          <table:table-cell office:value-type="float" office:value="109873.86599999999" table:formula="msoxl:=  IF(SUM(J11:J37)=0,&quot;-&quot;,SUM(J11:J37))" table:style-name="ce22">
            <text:p>109,873.9<text:s/></text:p>
          </table:table-cell>
          <table:table-cell office:value-type="float" office:value="94539.162780000013" table:formula="msoxl:=  IF(SUM(K11:K37)=0,&quot;-&quot;,SUM(K11:K37))" table:style-name="ce23">
            <text:p>94,539</text:p>
          </table:table-cell>
          <table:table-cell office:value-type="float" office:value="7485081.0379899992" table:formula="msoxl:=  IF(SUM(L11:L37)=0,&quot;-&quot;,SUM(L11:L37))" table:style-name="ce22">
            <text:p>7,485,081.0<text:s/></text:p>
          </table:table-cell>
          <table:table-cell office:value-type="float" office:value="31575.006000000001" table:formula="msoxl:=  IF(SUM(M11:M37)=0,&quot;-&quot;,SUM(M11:M37))" table:style-name="ce23">
            <text:p>31,575</text:p>
          </table:table-cell>
          <table:table-cell office:value-type="float" office:value="2302896.696" table:formula="msoxl:=  IF(SUM(N11:N37)=0,&quot;-&quot;,SUM(N11:N37))" table:style-name="ce22">
            <text:p>2,302,896.7<text:s/></text:p>
          </table:table-cell>
          <table:table-cell office:value-type="float" office:value="58230.129780000003" table:formula="msoxl:=  IF(SUM(O11:O37)=0,&quot;-&quot;,SUM(O11:O37))" table:style-name="ce23">
            <text:p>58,230</text:p>
          </table:table-cell>
          <table:table-cell office:value-type="float" office:value="4621748.8619899992" table:formula="msoxl:=  IF(SUM(P11:P37)=0,&quot;-&quot;,SUM(P11:P37))" table:style-name="ce22">
            <text:p>4,621,748.9<text:s/></text:p>
          </table:table-cell>
          <table:table-cell office:value-type="float" office:value="4734.027" table:formula="msoxl:=  IF(SUM(Q11:Q37)=0,&quot;-&quot;,SUM(Q11:Q37))" table:style-name="ce23">
            <text:p>4,734</text:p>
          </table:table-cell>
          <table:table-cell office:value-type="float" office:value="560435.48" table:formula="msoxl:=  IF(SUM(R11:R37)=0,&quot;-&quot;,SUM(R11:R37))" table:style-name="ce22">
            <text:p>560,435.5<text:s/></text:p>
          </table:table-cell>
          <table:table-cell office:value-type="float" office:value="206.42518999999999" table:formula="msoxl:=  IF(SUM(S11:S37)=0,&quot;-&quot;,SUM(S11:S37))" table:style-name="ce23">
            <text:p>206</text:p>
          </table:table-cell>
          <table:table-cell office:value-type="float" office:value="20307.796109999999" table:formula="msoxl:=  IF(SUM(T11:T37)=0,&quot;-&quot;,SUM(T11:T37))" table:style-name="ce22">
            <text:p>20,307.8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鮪</text:p>
          </table:table-cell>
          <table:table-cell office:value-type="string" table:style-name="ce10">
            <text:p>53300</text:p>
          </table:table-cell>
          <table:table-cell office:value-type="float" office:value="1312.595" table:formula="msoxl:=  IF(SUM(E11,G11,I11)=0,&quot;-&quot;,SUM(E11,G11,I11))" table:style-name="ce23">
            <text:p>1,313</text:p>
          </table:table-cell>
          <table:table-cell office:value-type="float" office:value="154814.446" table:formula="msoxl:=  IF(SUM(F11,H11,J11)=0,&quot;-&quot;,SUM(F11,H11,J11))" table:style-name="ce22">
            <text:p>154,814.4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249.723" table:style-name="ce17">
            <text:p>1,250</text:p>
          </table:table-cell>
          <table:table-cell office:value-type="float" office:value="147558.62599999999" table:style-name="ce15">
            <text:p>147,558.6<text:s/></text:p>
          </table:table-cell>
          <table:table-cell office:value-type="float" office:value="62.872" table:style-name="ce17">
            <text:p>63</text:p>
          </table:table-cell>
          <table:table-cell office:value-type="float" office:value="7255.82" table:style-name="ce15">
            <text:p>7,255.8<text:s/></text:p>
          </table:table-cell>
          <table:table-cell office:value-type="float" office:value="2405.145" table:formula="msoxl:=  IF(SUM(M11,O11,Q11)=0,&quot;-&quot;,SUM(M11,O11,Q11))" table:style-name="ce23">
            <text:p>2,405</text:p>
          </table:table-cell>
          <table:table-cell office:value-type="float" office:value="253145.946" table:formula="msoxl:=  IF(SUM(N11,P11,R11)=0,&quot;-&quot;,SUM(N11,P11,R11))" table:style-name="ce22">
            <text:p>253,145.9<text:s/></text:p>
          </table:table-cell>
          <table:table-cell office:value-type="float" office:value="58.006" table:style-name="ce17">
            <text:p>58</text:p>
          </table:table-cell>
          <table:table-cell office:value-type="float" office:value="12048.946" table:style-name="ce15">
            <text:p>12,048.9<text:s/></text:p>
          </table:table-cell>
          <table:table-cell office:value-type="float" office:value="2347.1390000000001" table:style-name="ce17">
            <text:p>2,347</text:p>
          </table:table-cell>
          <table:table-cell office:value-type="float" office:value="241097" table:style-name="ce15">
            <text:p>241,097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旗 <text:s text:c="6"/>魚</text:p>
          </table:table-cell>
          <table:table-cell office:value-type="string" table:style-name="ce10">
            <text:p>54000</text:p>
          </table:table-cell>
          <table:table-cell office:value-type="string" office:string-value="-" table:formula="msoxl:=  IF(SUM(E12,G12,I12)=0,&quot;-&quot;,SUM(E12,G12,I12))" table:style-name="ce23">
            <text:p>-</text:p>
          </table:table-cell>
          <table:table-cell office:value-type="string" office:string-value="-" table:formula="msoxl:=  IF(SUM(F12,H12,J12)=0,&quot;-&quot;,SUM(F12,H12,J1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929.088" table:formula="msoxl:=  IF(SUM(M12,O12,Q12)=0,&quot;-&quot;,SUM(M12,O12,Q12))" table:style-name="ce23">
            <text:p>1,929</text:p>
          </table:table-cell>
          <table:table-cell office:value-type="float" office:value="220532.677" table:formula="msoxl:=  IF(SUM(N12,P12,R12)=0,&quot;-&quot;,SUM(N12,P12,R12))" table:style-name="ce22">
            <text:p>220,532.7<text:s/></text:p>
          </table:table-cell>
          <table:table-cell office:value-type="float" office:value="10" table:style-name="ce17">
            <text:p>10</text:p>
          </table:table-cell>
          <table:table-cell office:value-type="float" office:value="1250" table:style-name="ce15">
            <text:p>1,250.0<text:s/></text:p>
          </table:table-cell>
          <table:table-cell office:value-type="float" office:value="1919.088" table:style-name="ce17">
            <text:p>1,919</text:p>
          </table:table-cell>
          <table:table-cell office:value-type="float" office:value="219282.677" table:style-name="ce15">
            <text:p>219,282.7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鯊 <text:s/>魚 <text:s/>類</text:p>
          </table:table-cell>
          <table:table-cell office:value-type="string" table:style-name="ce10">
            <text:p>56000</text:p>
          </table:table-cell>
          <table:table-cell office:value-type="string" office:string-value="-" table:formula="msoxl:=  IF(SUM(E13,G13,I13)=0,&quot;-&quot;,SUM(E13,G13,I13))" table:style-name="ce23">
            <text:p>-</text:p>
          </table:table-cell>
          <table:table-cell office:value-type="string" office:string-value="-" table:formula="msoxl:=  IF(SUM(F13,H13,J13)=0,&quot;-&quot;,SUM(F13,H13,J1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00" table:formula="msoxl:=  IF(SUM(M13,O13,Q13)=0,&quot;-&quot;,SUM(M13,O13,Q13))" table:style-name="ce23">
            <text:p>100</text:p>
          </table:table-cell>
          <table:table-cell office:value-type="float" office:value="500" table:formula="msoxl:=  IF(SUM(N13,P13,R13)=0,&quot;-&quot;,SUM(N13,P13,R13))" table:style-name="ce22">
            <text:p>5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00" table:style-name="ce17">
            <text:p>100</text:p>
          </table:table-cell>
          <table:table-cell office:value-type="float" office:value="500" table:style-name="ce15">
            <text:p>5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鬼頭刀</text:p>
          </table:table-cell>
          <table:table-cell office:value-type="string" table:style-name="ce10">
            <text:p>49001</text:p>
          </table:table-cell>
          <table:table-cell office:value-type="string" office:string-value="-" table:formula="msoxl:=  IF(SUM(E14,G14,I14)=0,&quot;-&quot;,SUM(E14,G14,I14))" table:style-name="ce23">
            <text:p>-</text:p>
          </table:table-cell>
          <table:table-cell office:value-type="string" office:string-value="-" table:formula="msoxl:=  IF(SUM(F14,H14,J14)=0,&quot;-&quot;,SUM(F14,H14,J1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20.64438000000001" table:formula="msoxl:=  IF(SUM(M14,O14,Q14)=0,&quot;-&quot;,SUM(M14,O14,Q14))" table:style-name="ce23">
            <text:p>221</text:p>
          </table:table-cell>
          <table:table-cell office:value-type="float" office:value="17419.095990000002" table:formula="msoxl:=  IF(SUM(N14,P14,R14)=0,&quot;-&quot;,SUM(N14,P14,R14))" table:style-name="ce22">
            <text:p>17,419.1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20.64438000000001" table:style-name="ce17">
            <text:p>221</text:p>
          </table:table-cell>
          <table:table-cell office:value-type="float" office:value="17419.095990000002" table:style-name="ce15">
            <text:p>17,419.1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鰹</text:p>
          </table:table-cell>
          <table:table-cell office:value-type="string" table:style-name="ce10">
            <text:p>53100</text:p>
          </table:table-cell>
          <table:table-cell office:value-type="string" office:string-value="-" table:formula="msoxl:=  IF(SUM(E15,G15,I15)=0,&quot;-&quot;,SUM(E15,G15,I15))" table:style-name="ce23">
            <text:p>-</text:p>
          </table:table-cell>
          <table:table-cell office:value-type="string" office:string-value="-" table:formula="msoxl:=  IF(SUM(F15,H15,J15)=0,&quot;-&quot;,SUM(F15,H15,J1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.8900000000000006" table:formula="msoxl:=  IF(SUM(M15,O15,Q15)=0,&quot;-&quot;,SUM(M15,O15,Q15))" table:style-name="ce23">
            <text:p>5</text:p>
          </table:table-cell>
          <table:table-cell office:value-type="float" office:value="644.49" table:formula="msoxl:=  IF(SUM(N15,P15,R15)=0,&quot;-&quot;,SUM(N15,P15,R15))" table:style-name="ce22">
            <text:p>644.5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.8900000000000006" table:style-name="ce17">
            <text:p>5</text:p>
          </table:table-cell>
          <table:table-cell office:value-type="float" office:value="644.49" table:style-name="ce15">
            <text:p>644.5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.4598599999999999" table:style-name="ce17">
            <text:p>1</text:p>
          </table:table-cell>
          <table:table-cell office:value-type="float" office:value="218.97971000000001" table:style-name="ce15">
            <text:p>219.0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鯡 <text:s text:c="6"/>科</text:p>
          </table:table-cell>
          <table:table-cell office:value-type="string" table:style-name="ce10">
            <text:p>51000</text:p>
          </table:table-cell>
          <table:table-cell office:value-type="string" office:string-value="-" table:formula="msoxl:=  IF(SUM(E16,G16,I16)=0,&quot;-&quot;,SUM(E16,G16,I16))" table:style-name="ce23">
            <text:p>-</text:p>
          </table:table-cell>
          <table:table-cell office:value-type="string" office:string-value="-" table:formula="msoxl:=  IF(SUM(F16,H16,J16)=0,&quot;-&quot;,SUM(F16,H16,J1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095.579" table:formula="msoxl:=  IF(SUM(M16,O16,Q16)=0,&quot;-&quot;,SUM(M16,O16,Q16))" table:style-name="ce23">
            <text:p>1,096</text:p>
          </table:table-cell>
          <table:table-cell office:value-type="float" office:value="69088.654999999999" table:formula="msoxl:=  IF(SUM(N16,P16,R16)=0,&quot;-&quot;,SUM(N16,P16,R16))" table:style-name="ce22">
            <text:p>69,088.7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095.579" table:style-name="ce17">
            <text:p>1,096</text:p>
          </table:table-cell>
          <table:table-cell office:value-type="float" office:value="69088.654999999999" table:style-name="ce15">
            <text:p>69,088.7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鯖 <text:s text:c="6"/>科</text:p>
          </table:table-cell>
          <table:table-cell office:value-type="string" table:style-name="ce10">
            <text:p>53000</text:p>
          </table:table-cell>
          <table:table-cell office:value-type="float" office:value="5726.46" table:formula="msoxl:=  IF(SUM(E17,G17,I17)=0,&quot;-&quot;,SUM(E17,G17,I17))" table:style-name="ce23">
            <text:p>5,726</text:p>
          </table:table-cell>
          <table:table-cell office:value-type="float" office:value="32344.41" table:formula="msoxl:=  IF(SUM(F17,H17,J17)=0,&quot;-&quot;,SUM(F17,H17,J17))" table:style-name="ce22">
            <text:p>32,344.4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5726.46" table:style-name="ce17">
            <text:p>5,726</text:p>
          </table:table-cell>
          <table:table-cell office:value-type="float" office:value="32344.41" table:style-name="ce15">
            <text:p>32,344.4<text:s/></text:p>
          </table:table-cell>
          <table:table-cell office:value-type="float" office:value="132.88999999999999" table:formula="msoxl:=  IF(SUM(M17,O17,Q17)=0,&quot;-&quot;,SUM(M17,O17,Q17))" table:style-name="ce23">
            <text:p>133</text:p>
          </table:table-cell>
          <table:table-cell office:value-type="float" office:value="21679" table:formula="msoxl:=  IF(SUM(N17,P17,R17)=0,&quot;-&quot;,SUM(N17,P17,R17))" table:style-name="ce22">
            <text:p>21,679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30" table:style-name="ce17">
            <text:p>130</text:p>
          </table:table-cell>
          <table:table-cell office:value-type="float" office:value="21000" table:style-name="ce15">
            <text:p>21,000.0<text:s/></text:p>
          </table:table-cell>
          <table:table-cell office:value-type="float" office:value="2.89" table:style-name="ce17">
            <text:p>3</text:p>
          </table:table-cell>
          <table:table-cell office:value-type="float" office:value="679" table:style-name="ce15">
            <text:p>679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鰺 <text:s text:c="6"/>科</text:p>
          </table:table-cell>
          <table:table-cell office:value-type="string" table:style-name="ce10">
            <text:p>36000</text:p>
          </table:table-cell>
          <table:table-cell office:value-type="float" office:value="11.606999999999999" table:formula="msoxl:=  IF(SUM(E18,G18,I18)=0,&quot;-&quot;,SUM(E18,G18,I18))" table:style-name="ce23">
            <text:p>12</text:p>
          </table:table-cell>
          <table:table-cell office:value-type="float" office:value="235.636" table:formula="msoxl:=  IF(SUM(F18,H18,J18)=0,&quot;-&quot;,SUM(F18,H18,J18))" table:style-name="ce22">
            <text:p>235.6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1.606999999999999" table:style-name="ce17">
            <text:p>12</text:p>
          </table:table-cell>
          <table:table-cell office:value-type="float" office:value="235.636" table:style-name="ce15">
            <text:p>235.6<text:s/></text:p>
          </table:table-cell>
          <table:table-cell office:value-type="float" office:value="81.048000000000002" table:formula="msoxl:=  IF(SUM(M18,O18,Q18)=0,&quot;-&quot;,SUM(M18,O18,Q18))" table:style-name="ce23">
            <text:p>81</text:p>
          </table:table-cell>
          <table:table-cell office:value-type="float" office:value="8680.1759999999995" table:formula="msoxl:=  IF(SUM(N18,P18,R18)=0,&quot;-&quot;,SUM(N18,P18,R18))" table:style-name="ce22">
            <text:p>8,680.2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81.048000000000002" table:style-name="ce17">
            <text:p>81</text:p>
          </table:table-cell>
          <table:table-cell office:value-type="float" office:value="8680.1759999999995" table:style-name="ce15">
            <text:p>8,680.2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鯔 <text:s text:c="6"/>科</text:p>
          </table:table-cell>
          <table:table-cell office:value-type="string" table:style-name="ce10">
            <text:p>37000</text:p>
          </table:table-cell>
          <table:table-cell office:value-type="string" office:string-value="-" table:formula="msoxl:=  IF(SUM(E19,G19,I19)=0,&quot;-&quot;,SUM(E19,G19,I19))" table:style-name="ce23">
            <text:p>-</text:p>
          </table:table-cell>
          <table:table-cell office:value-type="string" office:string-value="-" table:formula="msoxl:=  IF(SUM(F19,H19,J19)=0,&quot;-&quot;,SUM(F19,H19,J19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formula="msoxl:=  IF(SUM(M19,O19,Q19)=0,&quot;-&quot;,SUM(M19,O19,Q19))" table:style-name="ce23">
            <text:p>2</text:p>
          </table:table-cell>
          <table:table-cell office:value-type="float" office:value="200" table:formula="msoxl:=  IF(SUM(N19,P19,R19)=0,&quot;-&quot;,SUM(N19,P19,R19))" table:style-name="ce22">
            <text:p>2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200" table:style-name="ce15">
            <text:p>2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鯛 <text:s text:c="6"/>科</text:p>
          </table:table-cell>
          <table:table-cell office:value-type="string" table:style-name="ce10">
            <text:p>12000</text:p>
          </table:table-cell>
          <table:table-cell office:value-type="string" office:string-value="-" table:formula="msoxl:=  IF(SUM(E20,G20,I20)=0,&quot;-&quot;,SUM(E20,G20,I20))" table:style-name="ce23">
            <text:p>-</text:p>
          </table:table-cell>
          <table:table-cell office:value-type="string" office:string-value="-" table:formula="msoxl:=  IF(SUM(F20,H20,J20)=0,&quot;-&quot;,SUM(F20,H20,J20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20,O20,Q20)=0,&quot;-&quot;,SUM(M20,O20,Q20))" table:style-name="ce23">
            <text:p>-</text:p>
          </table:table-cell>
          <table:table-cell office:value-type="string" office:string-value="-" table:formula="msoxl:=  IF(SUM(N20,P20,R20)=0,&quot;-&quot;,SUM(N20,P20,R20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合齒魚科</text:p>
          </table:table-cell>
          <table:table-cell office:value-type="string" table:style-name="ce10">
            <text:p>29000</text:p>
          </table:table-cell>
          <table:table-cell office:value-type="string" office:string-value="-" table:formula="msoxl:=  IF(SUM(E21,G21,I21)=0,&quot;-&quot;,SUM(E21,G21,I21))" table:style-name="ce23">
            <text:p>-</text:p>
          </table:table-cell>
          <table:table-cell office:value-type="string" office:string-value="-" table:formula="msoxl:=  IF(SUM(F21,H21,J21)=0,&quot;-&quot;,SUM(F21,H21,J21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0.49" table:formula="msoxl:=  IF(SUM(M21,O21,Q21)=0,&quot;-&quot;,SUM(M21,O21,Q21))" table:style-name="ce23">
            <text:p>0</text:p>
          </table:table-cell>
          <table:table-cell office:value-type="float" office:value="22.091000000000001" table:formula="msoxl:=  IF(SUM(N21,P21,R21)=0,&quot;-&quot;,SUM(N21,P21,R21))" table:style-name="ce22">
            <text:p>22.1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0.49" table:style-name="ce17">
            <text:p>0</text:p>
          </table:table-cell>
          <table:table-cell office:value-type="float" office:value="22.091000000000001" table:style-name="ce15">
            <text:p>22.1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鮸魚</text:p>
          </table:table-cell>
          <table:table-cell office:value-type="string" table:style-name="ce10">
            <text:p>15005</text:p>
          </table:table-cell>
          <table:table-cell office:value-type="string" office:string-value="-" table:formula="msoxl:=  IF(SUM(E22,G22,I22)=0,&quot;-&quot;,SUM(E22,G22,I22))" table:style-name="ce23">
            <text:p>-</text:p>
          </table:table-cell>
          <table:table-cell office:value-type="string" office:string-value="-" table:formula="msoxl:=  IF(SUM(F22,H22,J22)=0,&quot;-&quot;,SUM(F22,H22,J2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22,O22,Q22)=0,&quot;-&quot;,SUM(M22,O22,Q22))" table:style-name="ce23">
            <text:p>-</text:p>
          </table:table-cell>
          <table:table-cell office:value-type="string" office:string-value="-" table:formula="msoxl:=  IF(SUM(N22,P22,R22)=0,&quot;-&quot;,SUM(N22,P22,R2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鯙科</text:p>
          </table:table-cell>
          <table:table-cell office:value-type="string" table:style-name="ce10">
            <text:p>30000</text:p>
          </table:table-cell>
          <table:table-cell office:value-type="string" office:string-value="-" table:formula="msoxl:=  IF(SUM(E23,G23,I23)=0,&quot;-&quot;,SUM(E23,G23,I23))" table:style-name="ce23">
            <text:p>-</text:p>
          </table:table-cell>
          <table:table-cell office:value-type="string" office:string-value="-" table:formula="msoxl:=  IF(SUM(F23,H23,J23)=0,&quot;-&quot;,SUM(F23,H23,J2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23,O23,Q23)=0,&quot;-&quot;,SUM(M23,O23,Q23))" table:style-name="ce23">
            <text:p>-</text:p>
          </table:table-cell>
          <table:table-cell office:value-type="string" office:string-value="-" table:formula="msoxl:=  IF(SUM(N23,P23,R23)=0,&quot;-&quot;,SUM(N23,P23,R2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飛魚科</text:p>
          </table:table-cell>
          <table:table-cell office:value-type="string" table:style-name="ce10">
            <text:p>41000</text:p>
          </table:table-cell>
          <table:table-cell office:value-type="string" office:string-value="-" table:formula="msoxl:=  IF(SUM(E24,G24,I24)=0,&quot;-&quot;,SUM(E24,G24,I24))" table:style-name="ce23">
            <text:p>-</text:p>
          </table:table-cell>
          <table:table-cell office:value-type="string" office:string-value="-" table:formula="msoxl:=  IF(SUM(F24,H24,J24)=0,&quot;-&quot;,SUM(F24,H24,J2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24,O24,Q24)=0,&quot;-&quot;,SUM(M24,O24,Q24))" table:style-name="ce23">
            <text:p>-</text:p>
          </table:table-cell>
          <table:table-cell office:value-type="string" office:string-value="-" table:formula="msoxl:=  IF(SUM(N24,P24,R24)=0,&quot;-&quot;,SUM(N24,P24,R2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8.9293300000000002" table:style-name="ce17">
            <text:p>9</text:p>
          </table:table-cell>
          <table:table-cell office:value-type="float" office:value="1785.8163999999999" table:style-name="ce15">
            <text:p>1,785.8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帶魚屬</text:p>
          </table:table-cell>
          <table:table-cell office:value-type="string" table:style-name="ce10">
            <text:p>48000</text:p>
          </table:table-cell>
          <table:table-cell office:value-type="string" office:string-value="-" table:formula="msoxl:=  IF(SUM(E25,G25,I25)=0,&quot;-&quot;,SUM(E25,G25,I25))" table:style-name="ce23">
            <text:p>-</text:p>
          </table:table-cell>
          <table:table-cell office:value-type="string" office:string-value="-" table:formula="msoxl:=  IF(SUM(F25,H25,J25)=0,&quot;-&quot;,SUM(F25,H25,J2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.6269999999999998" table:formula="msoxl:=  IF(SUM(M25,O25,Q25)=0,&quot;-&quot;,SUM(M25,O25,Q25))" table:style-name="ce23">
            <text:p>5</text:p>
          </table:table-cell>
          <table:table-cell office:value-type="float" office:value="1240.422" table:formula="msoxl:=  IF(SUM(N25,P25,R25)=0,&quot;-&quot;,SUM(N25,P25,R25))" table:style-name="ce22">
            <text:p>1,240.4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.6269999999999998" table:style-name="ce17">
            <text:p>5</text:p>
          </table:table-cell>
          <table:table-cell office:value-type="float" office:value="1240.422" table:style-name="ce15">
            <text:p>1,240.4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鮃鰈類</text:p>
          </table:table-cell>
          <table:table-cell office:value-type="string" table:style-name="ce10">
            <text:p>11001</text:p>
          </table:table-cell>
          <table:table-cell office:value-type="string" office:string-value="-" table:formula="msoxl:=  IF(SUM(E26,G26,I26)=0,&quot;-&quot;,SUM(E26,G26,I26))" table:style-name="ce23">
            <text:p>-</text:p>
          </table:table-cell>
          <table:table-cell office:value-type="string" office:string-value="-" table:formula="msoxl:=  IF(SUM(F26,H26,J26)=0,&quot;-&quot;,SUM(F26,H26,J2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880" table:formula="msoxl:=  IF(SUM(M26,O26,Q26)=0,&quot;-&quot;,SUM(M26,O26,Q26))" table:style-name="ce23">
            <text:p>2,880</text:p>
          </table:table-cell>
          <table:table-cell office:value-type="float" office:value="970000" table:formula="msoxl:=  IF(SUM(N26,P26,R26)=0,&quot;-&quot;,SUM(N26,P26,R26))" table:style-name="ce22">
            <text:p>970,0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880" table:style-name="ce17">
            <text:p>2,880</text:p>
          </table:table-cell>
          <table:table-cell office:value-type="float" office:value="970000" table:style-name="ce15">
            <text:p>970,0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石 <text:s/>斑 <text:s/>類</text:p>
          </table:table-cell>
          <table:table-cell office:value-type="string" table:style-name="ce10">
            <text:p>26000</text:p>
          </table:table-cell>
          <table:table-cell office:value-type="string" office:string-value="-" table:formula="msoxl:=  IF(SUM(E27,G27,I27)=0,&quot;-&quot;,SUM(E27,G27,I27))" table:style-name="ce23">
            <text:p>-</text:p>
          </table:table-cell>
          <table:table-cell office:value-type="string" office:string-value="-" table:formula="msoxl:=  IF(SUM(F27,H27,J27)=0,&quot;-&quot;,SUM(F27,H27,J27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3136.1" table:formula="msoxl:=  IF(SUM(M27,O27,Q27)=0,&quot;-&quot;,SUM(M27,O27,Q27))" table:style-name="ce23">
            <text:p>3,136</text:p>
          </table:table-cell>
          <table:table-cell office:value-type="float" office:value="196412" table:formula="msoxl:=  IF(SUM(N27,P27,R27)=0,&quot;-&quot;,SUM(N27,P27,R27))" table:style-name="ce22">
            <text:p>196,412.0<text:s/></text:p>
          </table:table-cell>
          <table:table-cell office:value-type="float" office:value="2607" table:style-name="ce17">
            <text:p>2,607</text:p>
          </table:table-cell>
          <table:table-cell office:value-type="float" office:value="166951" table:style-name="ce15">
            <text:p>166,951.0<text:s/></text:p>
          </table:table-cell>
          <table:table-cell office:value-type="float" office:value="529.1" table:style-name="ce17">
            <text:p>529</text:p>
          </table:table-cell>
          <table:table-cell office:value-type="float" office:value="29461" table:style-name="ce15">
            <text:p>29,461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頭 <text:s/>足 <text:s/>類</text:p>
          </table:table-cell>
          <table:table-cell office:value-type="string" table:style-name="ce10">
            <text:p>63000</text:p>
          </table:table-cell>
          <table:table-cell office:value-type="string" office:string-value="-" table:formula="msoxl:=  IF(SUM(E28,G28,I28)=0,&quot;-&quot;,SUM(E28,G28,I28))" table:style-name="ce23">
            <text:p>-</text:p>
          </table:table-cell>
          <table:table-cell office:value-type="string" office:string-value="-" table:formula="msoxl:=  IF(SUM(F28,H28,J28)=0,&quot;-&quot;,SUM(F28,H28,J28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8576.9959999999992" table:formula="msoxl:=  IF(SUM(M28,O28,Q28)=0,&quot;-&quot;,SUM(M28,O28,Q28))" table:style-name="ce23">
            <text:p>8,577</text:p>
          </table:table-cell>
          <table:table-cell office:value-type="float" office:value="843553" table:formula="msoxl:=  IF(SUM(N28,P28,R28)=0,&quot;-&quot;,SUM(N28,P28,R28))" table:style-name="ce22">
            <text:p>843,553.0<text:s/></text:p>
          </table:table-cell>
          <table:table-cell office:value-type="float" office:value="2685" table:style-name="ce17">
            <text:p>2,685</text:p>
          </table:table-cell>
          <table:table-cell office:value-type="float" office:value="282352" table:style-name="ce15">
            <text:p>282,352.0<text:s/></text:p>
          </table:table-cell>
          <table:table-cell office:value-type="float" office:value="5297.9960000000001" table:style-name="ce17">
            <text:p>5,298</text:p>
          </table:table-cell>
          <table:table-cell office:value-type="float" office:value="464040" table:style-name="ce15">
            <text:p>464,040.0<text:s/></text:p>
          </table:table-cell>
          <table:table-cell office:value-type="float" office:value="594" table:style-name="ce17">
            <text:p>594</text:p>
          </table:table-cell>
          <table:table-cell office:value-type="float" office:value="97161" table:style-name="ce15">
            <text:p>97,161.0<text:s/></text:p>
          </table:table-cell>
          <table:table-cell office:value-type="float" office:value="8" table:style-name="ce17">
            <text:p>8</text:p>
          </table:table-cell>
          <table:table-cell office:value-type="float" office:value="6300" table:style-name="ce15">
            <text:p>6,300.0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吳郭魚類</text:p>
          </table:table-cell>
          <table:table-cell office:value-type="string" table:style-name="ce10">
            <text:p>01001</text:p>
          </table:table-cell>
          <table:table-cell office:value-type="string" office:string-value="-" table:formula="msoxl:=  IF(SUM(E29,G29,I29)=0,&quot;-&quot;,SUM(E29,G29,I29))" table:style-name="ce23">
            <text:p>-</text:p>
          </table:table-cell>
          <table:table-cell office:value-type="string" office:string-value="-" table:formula="msoxl:=  IF(SUM(F29,H29,J29)=0,&quot;-&quot;,SUM(F29,H29,J29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5648.459000000003" table:formula="msoxl:=  IF(SUM(M29,O29,Q29)=0,&quot;-&quot;,SUM(M29,O29,Q29))" table:style-name="ce23">
            <text:p>25,648</text:p>
          </table:table-cell>
          <table:table-cell office:value-type="float" office:value="2132593.378" table:formula="msoxl:=  IF(SUM(N29,P29,R29)=0,&quot;-&quot;,SUM(N29,P29,R29))" table:style-name="ce22">
            <text:p>2,132,593.4<text:s/></text:p>
          </table:table-cell>
          <table:table-cell office:value-type="float" office:value="15318" table:style-name="ce17">
            <text:p>15,318</text:p>
          </table:table-cell>
          <table:table-cell office:value-type="float" office:value="1115385" table:style-name="ce15">
            <text:p>1,115,385.0<text:s/></text:p>
          </table:table-cell>
          <table:table-cell office:value-type="float" office:value="10272.459000000001" table:style-name="ce17">
            <text:p>10,272</text:p>
          </table:table-cell>
          <table:table-cell office:value-type="float" office:value="1008824.378" table:style-name="ce15">
            <text:p>1,008,824.4<text:s/></text:p>
          </table:table-cell>
          <table:table-cell office:value-type="float" office:value="58" table:style-name="ce17">
            <text:p>58</text:p>
          </table:table-cell>
          <table:table-cell office:value-type="float" office:value="8384" table:style-name="ce15">
            <text:p>8,384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鰻 <text:s/>鱺 <text:s/>科</text:p>
          </table:table-cell>
          <table:table-cell office:value-type="string" table:style-name="ce10">
            <text:p>03000</text:p>
          </table:table-cell>
          <table:table-cell office:value-type="string" office:string-value="-" table:formula="msoxl:=  IF(SUM(E30,G30,I30)=0,&quot;-&quot;,SUM(E30,G30,I30))" table:style-name="ce23">
            <text:p>-</text:p>
          </table:table-cell>
          <table:table-cell office:value-type="string" office:string-value="-" table:formula="msoxl:=  IF(SUM(F30,H30,J30)=0,&quot;-&quot;,SUM(F30,H30,J30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0.75" table:formula="msoxl:=  IF(SUM(M30,O30,Q30)=0,&quot;-&quot;,SUM(M30,O30,Q30))" table:style-name="ce23">
            <text:p>1</text:p>
          </table:table-cell>
          <table:table-cell office:value-type="float" office:value="1050" table:formula="msoxl:=  IF(SUM(N30,P30,R30)=0,&quot;-&quot;,SUM(N30,P30,R30))" table:style-name="ce22">
            <text:p>1,05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0.75" table:style-name="ce17">
            <text:p>1</text:p>
          </table:table-cell>
          <table:table-cell office:value-type="float" office:value="1050" table:style-name="ce15">
            <text:p>1,05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其他魚類</text:p>
          </table:table-cell>
          <table:table-cell office:value-type="string" table:style-name="ce10">
            <text:p>69999</text:p>
          </table:table-cell>
          <table:table-cell office:value-type="float" office:value="166.32759999999999" table:formula="msoxl:=  IF(SUM(E31,G31,I31)=0,&quot;-&quot;,SUM(E31,G31,I31))" table:style-name="ce23">
            <text:p>166</text:p>
          </table:table-cell>
          <table:table-cell office:value-type="float" office:value="1447" table:formula="msoxl:=  IF(SUM(F31,H31,J31)=0,&quot;-&quot;,SUM(F31,H31,J31))" table:style-name="ce22">
            <text:p>1,447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66.32759999999999" table:style-name="ce17">
            <text:p>166</text:p>
          </table:table-cell>
          <table:table-cell office:value-type="float" office:value="1447" table:style-name="ce15">
            <text:p>1,447.0<text:s/></text:p>
          </table:table-cell>
          <table:table-cell office:value-type="float" office:value="46916.004400000005" table:formula="msoxl:=  IF(SUM(M31,O31,Q31)=0,&quot;-&quot;,SUM(M31,O31,Q31))" table:style-name="ce23">
            <text:p>46,916</text:p>
          </table:table-cell>
          <table:table-cell office:value-type="float" office:value="2638415.0669999998" table:formula="msoxl:=  IF(SUM(N31,P31,R31)=0,&quot;-&quot;,SUM(N31,P31,R31))" table:style-name="ce22">
            <text:p>2,638,415.1<text:s/></text:p>
          </table:table-cell>
          <table:table-cell office:value-type="float" office:value="10897" table:style-name="ce17">
            <text:p>10,897</text:p>
          </table:table-cell>
          <table:table-cell office:value-type="float" office:value="724909.75" table:style-name="ce15">
            <text:p>724,909.8<text:s/></text:p>
          </table:table-cell>
          <table:table-cell office:value-type="float" office:value="33151.234400000001" table:style-name="ce17">
            <text:p>33,151</text:p>
          </table:table-cell>
          <table:table-cell office:value-type="float" office:value="1532335.317" table:style-name="ce15">
            <text:p>1,532,335.3<text:s/></text:p>
          </table:table-cell>
          <table:table-cell office:value-type="float" office:value="2867.7700000000004" table:style-name="ce17">
            <text:p>2,868</text:p>
          </table:table-cell>
          <table:table-cell office:value-type="float" office:value="381170" table:style-name="ce15">
            <text:p>381,170.0<text:s/></text:p>
          </table:table-cell>
          <table:table-cell office:value-type="float" office:value="188.036" table:style-name="ce17">
            <text:p>188</text:p>
          </table:table-cell>
          <table:table-cell office:value-type="float" office:value="12003" table:style-name="ce15">
            <text:p>12,003.0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牡蠣</text:p>
          </table:table-cell>
          <table:table-cell office:value-type="string" table:style-name="ce10">
            <text:p>65001</text:p>
          </table:table-cell>
          <table:table-cell office:value-type="string" office:string-value="-" table:formula="msoxl:=  IF(SUM(E32,G32,I32)=0,&quot;-&quot;,SUM(E32,G32,I32))" table:style-name="ce23">
            <text:p>-</text:p>
          </table:table-cell>
          <table:table-cell office:value-type="string" office:string-value="-" table:formula="msoxl:=  IF(SUM(F32,H32,J32)=0,&quot;-&quot;,SUM(F32,H32,J3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32,O32,Q32)=0,&quot;-&quot;,SUM(M32,O32,Q32))" table:style-name="ce23">
            <text:p>-</text:p>
          </table:table-cell>
          <table:table-cell office:value-type="string" office:string-value="-" table:formula="msoxl:=  IF(SUM(N32,P32,R32)=0,&quot;-&quot;,SUM(N32,P32,R3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甲 <text:s/>殼 <text:s/>類</text:p>
          </table:table-cell>
          <table:table-cell office:value-type="string" table:style-name="ce10">
            <text:p>64000</text:p>
          </table:table-cell>
          <table:table-cell office:value-type="string" office:string-value="-" table:formula="msoxl:=  IF(SUM(E33,G33,I33)=0,&quot;-&quot;,SUM(E33,G33,I33))" table:style-name="ce23">
            <text:p>-</text:p>
          </table:table-cell>
          <table:table-cell office:value-type="string" office:string-value="-" table:formula="msoxl:=  IF(SUM(F33,H33,J33)=0,&quot;-&quot;,SUM(F33,H33,J3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404.452" table:formula="msoxl:=  IF(SUM(M33,O33,Q33)=0,&quot;-&quot;,SUM(M33,O33,Q33))" table:style-name="ce23">
            <text:p>1,404</text:p>
          </table:table-cell>
          <table:table-cell office:value-type="float" office:value="109905.04" table:formula="msoxl:=  IF(SUM(N33,P33,R33)=0,&quot;-&quot;,SUM(N33,P33,R33))" table:style-name="ce22">
            <text:p>109,905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93.83500000000001" table:style-name="ce17">
            <text:p>194</text:p>
          </table:table-cell>
          <table:table-cell office:value-type="float" office:value="37913.56" table:style-name="ce15">
            <text:p>37,913.6<text:s/></text:p>
          </table:table-cell>
          <table:table-cell office:value-type="float" office:value="1210.617" table:style-name="ce17">
            <text:p>1,211</text:p>
          </table:table-cell>
          <table:table-cell office:value-type="float" office:value="71991.48" table:style-name="ce15">
            <text:p>71,991.5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貝 <text:s text:c="6"/>類</text:p>
          </table:table-cell>
          <table:table-cell office:value-type="string" table:style-name="ce10">
            <text:p>65000</text:p>
          </table:table-cell>
          <table:table-cell office:value-type="float" office:value="406.5" table:formula="msoxl:=  IF(SUM(E34,G34,I34)=0,&quot;-&quot;,SUM(E34,G34,I34))" table:style-name="ce23">
            <text:p>407</text:p>
          </table:table-cell>
          <table:table-cell office:value-type="float" office:value="68591" table:formula="msoxl:=  IF(SUM(F34,H34,J34)=0,&quot;-&quot;,SUM(F34,H34,J34))" table:style-name="ce22">
            <text:p>68,591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06.5" table:style-name="ce17">
            <text:p>407</text:p>
          </table:table-cell>
          <table:table-cell office:value-type="float" office:value="68591" table:style-name="ce15">
            <text:p>68,591.0<text:s/></text:p>
          </table:table-cell>
          <table:table-cell office:value-type="string" office:string-value="-" table:formula="msoxl:=  IF(SUM(M34,O34,Q34)=0,&quot;-&quot;,SUM(M34,O34,Q34))" table:style-name="ce23">
            <text:p>-</text:p>
          </table:table-cell>
          <table:table-cell office:value-type="string" office:string-value="-" table:formula="msoxl:=  IF(SUM(N34,P34,R34)=0,&quot;-&quot;,SUM(N34,P34,R3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石花菜科</text:p>
          </table:table-cell>
          <table:table-cell office:value-type="string" table:style-name="ce10">
            <text:p>73100</text:p>
          </table:table-cell>
          <table:table-cell office:value-type="string" office:string-value="-" table:formula="msoxl:=  IF(SUM(E35,G35,I35)=0,&quot;-&quot;,SUM(E35,G35,I35))" table:style-name="ce23">
            <text:p>-</text:p>
          </table:table-cell>
          <table:table-cell office:value-type="string" office:string-value="-" table:formula="msoxl:=  IF(SUM(F35,H35,J35)=0,&quot;-&quot;,SUM(F35,H35,J3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35,O35,Q35)=0,&quot;-&quot;,SUM(M35,O35,Q35))" table:style-name="ce23">
            <text:p>-</text:p>
          </table:table-cell>
          <table:table-cell office:value-type="string" office:string-value="-" table:formula="msoxl:=  IF(SUM(N35,P35,R35)=0,&quot;-&quot;,SUM(N35,P35,R3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長葉紫菜</text:p>
          </table:table-cell>
          <table:table-cell office:value-type="string" table:style-name="ce10">
            <text:p>73001</text:p>
          </table:table-cell>
          <table:table-cell office:value-type="string" office:string-value="-" table:formula="msoxl:=  IF(SUM(E36,G36,I36)=0,&quot;-&quot;,SUM(E36,G36,I36))" table:style-name="ce23">
            <text:p>-</text:p>
          </table:table-cell>
          <table:table-cell office:value-type="string" office:string-value="-" table:formula="msoxl:=  IF(SUM(F36,H36,J36)=0,&quot;-&quot;,SUM(F36,H36,J3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  IF(SUM(M36,O36,Q36)=0,&quot;-&quot;,SUM(M36,O36,Q36))" table:style-name="ce23">
            <text:p>-</text:p>
          </table:table-cell>
          <table:table-cell office:value-type="string" office:string-value="-" table:formula="msoxl:=  IF(SUM(N36,P36,R36)=0,&quot;-&quot;,SUM(N36,P36,R3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4">
            <text:p>其他藻類</text:p>
          </table:table-cell>
          <table:table-cell office:value-type="string" table:style-name="ce9">
            <text:p>73999</text:p>
          </table:table-cell>
          <table:table-cell office:value-type="string" office:string-value="-" table:formula="msoxl:=  IF(SUM(E37,G37,I37)=0,&quot;-&quot;,SUM(E37,G37,I37))" table:style-name="ce24">
            <text:p>-</text:p>
          </table:table-cell>
          <table:table-cell office:value-type="string" office:string-value="-" table:formula="msoxl:=  IF(SUM(F37,H37,J37)=0,&quot;-&quot;,SUM(F37,H37,J37))" table:style-name="ce25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  IF(SUM(M37,O37,Q37)=0,&quot;-&quot;,SUM(M37,O37,Q37))" table:style-name="ce24">
            <text:p>-</text:p>
          </table:table-cell>
          <table:table-cell office:value-type="string" office:string-value="-" table:formula="msoxl:=  IF(SUM(N37,P37,R37)=0,&quot;-&quot;,SUM(N37,P37,R37))" table:style-name="ce25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table:number-columns-repeated="16364"/>
        </table:table-row>
        <table:table-row table:number-rows-repeated="1048539" table:style-name="ro3">
          <table:table-cell table:number-columns-repeated="16384"/>
        </table:table-row>
      </table:table>
      <table:table table:name="食用水產製造品量值1(續)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64" table:default-cell-style-name="ce1"/>
        <table:table-row table:style-name="ro1">
          <table:table-cell office:value-type="string" table:number-columns-spanned="4" table:number-rows-spanned="1" table:style-name="ce37">
            <text:p>11‧食用水產製造品量值</text:p>
          </table:table-cell>
          <table:covered-table-cell table:number-columns-repeated="3"/>
          <table:table-cell table:number-columns-repeated="5" table:style-name="ce14"/>
          <table:table-cell office:value-type="string" table:number-columns-spanned="6" table:number-rows-spanned="1" table:style-name="ce37">
            <text:p>11‧PROCESSED FISHERY PRODUCTS</text:p>
          </table:table-cell>
          <table:covered-table-cell table:number-columns-repeated="5"/>
          <table:table-cell table:number-columns-repeated="5" table:style-name="ce14"/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number-columns-spanned="1" table:number-rows-spanned="2" table:style-name="ce39">
            <text:p>單位｛</text:p>
          </table:table-cell>
          <table:table-cell office:value-type="string" table:number-columns-spanned="3" table:number-rows-spanned="1" table:style-name="ce41">
            <text:p>產量：公噸</text:p>
          </table:table-cell>
          <table:covered-table-cell table:number-columns-repeated="2"/>
          <table:table-cell table:number-columns-repeated="7" table:style-name="ce1"/>
          <table:table-cell office:value-type="string" table:number-columns-spanned="1" table:number-rows-spanned="2" table:style-name="ce39">
            <text:p>Unit｛</text:p>
          </table:table-cell>
          <table:table-cell office:value-type="string" table:number-columns-spanned="3" table:number-rows-spanned="1" table:style-name="ce41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number-columns-repeated="2" table:style-name="ce1"/>
          <table:table-cell office:value-type="string" table:style-name="ce35">
            <text:p>(2) 魚類別(續)</text:p>
          </table:table-cell>
          <table:table-cell table:style-name="ce36"/>
          <table:covered-table-cell/>
          <table:table-cell office:value-type="string" table:number-columns-spanned="3" table:number-rows-spanned="1" table:style-name="ce41">
            <text:p>價值：新臺幣千元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5" table:number-rows-spanned="1" table:style-name="ce41">
            <text:p>(2) Food Products By Species(Continued)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41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75">
            <text:p>製品別</text:p>
            <draw:custom-shape svg:x="0in" svg:y="0in" svg:width="0.79167in" svg:height="1in" draw:z-index="1" draw:id="id1" draw:style-name="a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10" table:number-rows-spanned="1" table:style-name="ce68">
            <text:p>乾製與鹽製品</text:p>
          </table:table-cell>
          <table:covered-table-cell table:number-columns-repeated="9"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74"/>
          <table:covered-table-cell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6">
            <text:p>Products</text:p>
          </table:table-cell>
          <table:covered-table-cell/>
          <table:table-cell office:value-type="string" table:number-columns-spanned="10" table:number-rows-spanned="1" table:style-name="ce67">
            <text:p>Dried and Salted Products</text:p>
          </table:table-cell>
          <table:covered-table-cell table:number-columns-repeated="9"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repeated="16364"/>
        </table:table-row>
        <table:table-row table:style-name="ro2">
          <table:table-cell table:style-name="ce3"/>
          <table:table-cell table:style-name="ce4"/>
          <table:table-cell office:value-type="string" table:number-columns-spanned="2" table:number-rows-spanned="1" table:style-name="ce68">
            <text:p>合計</text:p>
          </table:table-cell>
          <table:covered-table-cell/>
          <table:table-cell office:value-type="string" table:number-columns-spanned="2" table:number-rows-spanned="1" table:style-name="ce68">
            <text:p>鹽製品</text:p>
          </table:table-cell>
          <table:covered-table-cell/>
          <table:table-cell office:value-type="string" table:number-columns-spanned="2" table:number-rows-spanned="1" table:style-name="ce68">
            <text:p>鹽乾品</text:p>
          </table:table-cell>
          <table:covered-table-cell/>
          <table:table-cell office:value-type="string" table:number-columns-spanned="2" table:number-rows-spanned="1" table:style-name="ce68">
            <text:p>素乾品</text:p>
          </table:table-cell>
          <table:covered-table-cell/>
          <table:table-cell office:value-type="string" table:number-columns-spanned="2" table:number-rows-spanned="1" table:style-name="ce68">
            <text:p>煮乾品</text:p>
          </table:table-cell>
          <table:covered-table-cell/>
          <table:table-cell office:value-type="string" table:number-columns-spanned="2" table:number-rows-spanned="1" table:style-name="ce71">
            <text:p>調味乾製品</text:p>
          </table:table-cell>
          <table:covered-table-cell/>
          <table:table-cell office:value-type="string" table:number-columns-spanned="2" table:number-rows-spanned="1" table:style-name="ce71">
            <text:p>魚翅</text:p>
          </table:table-cell>
          <table:covered-table-cell/>
          <table:table-cell office:value-type="string" table:number-columns-spanned="2" table:number-rows-spanned="1" table:style-name="ce71">
            <text:p>魚卵</text:p>
          </table:table-cell>
          <table:covered-table-cell/>
          <table:table-cell office:value-type="string" table:number-columns-spanned="2" table:number-rows-spanned="1" table:style-name="ce70">
            <text:p>魚漿製品</text:p>
          </table:table-cell>
          <table:covered-table-cell/>
          <table:table-cell table:number-columns-repeated="16364"/>
        </table:table-row>
        <table:table-row table:style-name="ro2">
          <table:table-cell table:style-name="ce3"/>
          <table:table-cell table:style-name="ce4"/>
          <table:table-cell office:value-type="string" table:number-columns-spanned="2" table:number-rows-spanned="1" table:style-name="ce67">
            <text:p>Total</text:p>
          </table:table-cell>
          <table:covered-table-cell/>
          <table:table-cell office:value-type="string" table:number-columns-spanned="2" table:number-rows-spanned="1" table:style-name="ce67">
            <text:p>Salted</text:p>
          </table:table-cell>
          <table:covered-table-cell/>
          <table:table-cell office:value-type="string" table:number-columns-spanned="2" table:number-rows-spanned="1" table:style-name="ce67">
            <text:p>Dry-salted</text:p>
          </table:table-cell>
          <table:covered-table-cell/>
          <table:table-cell office:value-type="string" table:number-columns-spanned="2" table:number-rows-spanned="1" table:style-name="ce67">
            <text:p>Dried</text:p>
          </table:table-cell>
          <table:covered-table-cell/>
          <table:table-cell office:value-type="string" table:number-columns-spanned="2" table:number-rows-spanned="1" table:style-name="ce67">
            <text:p>Cooked &amp; Dried</text:p>
          </table:table-cell>
          <table:covered-table-cell/>
          <table:table-cell office:value-type="string" table:number-columns-spanned="2" table:number-rows-spanned="1" table:style-name="ce69">
            <text:p>Dried/Seasoning</text:p>
          </table:table-cell>
          <table:covered-table-cell/>
          <table:table-cell office:value-type="string" table:number-columns-spanned="2" table:number-rows-spanned="1" table:style-name="ce69">
            <text:p>Fish Fin</text:p>
          </table:table-cell>
          <table:covered-table-cell/>
          <table:table-cell office:value-type="string" table:number-columns-spanned="2" table:number-rows-spanned="1" table:style-name="ce69">
            <text:p>Mullet Roe</text:p>
          </table:table-cell>
          <table:covered-table-cell/>
          <table:table-cell office:value-type="string" table:number-columns-spanned="2" table:number-rows-spanned="1" table:style-name="ce67">
            <text:p>Fish Paste</text:p>
          </table:table-cell>
          <table:covered-table-cell/>
          <table:table-cell table:number-columns-repeated="16364"/>
        </table:table-row>
        <table:table-row table:style-name="ro2">
          <table:table-cell office:value-type="string" table:style-name="ce6">
            <text:p>魚類別</text:p>
          </table:table-cell>
          <table:table-cell office:value-type="string" table:style-name="ce7">
            <text:p>代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table:number-columns-repeated="16364"/>
        </table:table-row>
        <table:table-row table:style-name="ro2">
          <table:table-cell office:value-type="string" table:style-name="ce8">
            <text:p>Species</text:p>
          </table:table-cell>
          <table:table-cell office:value-type="string" table:style-name="ce13">
            <text:p>Cod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總計</text:p>
          </table:table-cell>
          <table:table-cell office:value-type="string" table:style-name="ce7">
            <text:p>0000</text:p>
          </table:table-cell>
          <table:table-cell office:value-type="float" office:value="9263" table:formula="msoxl:=  IF(SUM(C11:C37)=0,&quot;-&quot;,SUM(C11:C37))" table:style-name="ce23">
            <text:p>9,263</text:p>
          </table:table-cell>
          <table:table-cell office:value-type="float" office:value="799862.37600000005" table:formula="msoxl:=  IF(SUM(D11:D37)=0,&quot;-&quot;,SUM(D11:D37))" table:style-name="ce22">
            <text:p>799,862.4<text:s/></text:p>
          </table:table-cell>
          <table:table-cell office:value-type="float" office:value="117" table:formula="msoxl:=  IF(SUM(E11:E37)=0,&quot;-&quot;,SUM(E11:E37))" table:style-name="ce23">
            <text:p>117</text:p>
          </table:table-cell>
          <table:table-cell office:value-type="float" office:value="26052" table:formula="msoxl:=  IF(SUM(F11:F37)=0,&quot;-&quot;,SUM(F11:F37))" table:style-name="ce22">
            <text:p>26,052.0<text:s/></text:p>
          </table:table-cell>
          <table:table-cell office:value-type="float" office:value="9038" table:formula="msoxl:=  IF(SUM(G11:G37)=0,&quot;-&quot;,SUM(G11:G37))" table:style-name="ce23">
            <text:p>9,038</text:p>
          </table:table-cell>
          <table:table-cell office:value-type="float" office:value="754950.37600000005" table:formula="msoxl:=  IF(SUM(H11:H37)=0,&quot;-&quot;,SUM(H11:H37))" table:style-name="ce22">
            <text:p>754,950.4<text:s/></text:p>
          </table:table-cell>
          <table:table-cell office:value-type="float" office:value="2" table:formula="msoxl:=  IF(SUM(I11:I37)=0,&quot;-&quot;,SUM(I11:I37))" table:style-name="ce23">
            <text:p>2</text:p>
          </table:table-cell>
          <table:table-cell office:value-type="float" office:value="120" table:formula="msoxl:=  IF(SUM(J11:J37)=0,&quot;-&quot;,SUM(J11:J37))" table:style-name="ce22">
            <text:p>120.0<text:s/></text:p>
          </table:table-cell>
          <table:table-cell office:value-type="float" office:value="106" table:formula="msoxl:=  IF(SUM(K11:K37)=0,&quot;-&quot;,SUM(K11:K37))" table:style-name="ce23">
            <text:p>106</text:p>
          </table:table-cell>
          <table:table-cell office:value-type="float" office:value="18740" table:formula="msoxl:=  IF(SUM(L11:L37)=0,&quot;-&quot;,SUM(L11:L37))" table:style-name="ce22">
            <text:p>18,740.0<text:s/></text:p>
          </table:table-cell>
          <table:table-cell office:value-type="float" office:value="1248.6857599999998" table:formula="msoxl:=  IF(SUM(M11:M37)=0,&quot;-&quot;,SUM(M11:M37))" table:style-name="ce23">
            <text:p>1,249</text:p>
          </table:table-cell>
          <table:table-cell office:value-type="float" office:value="642700.61141000001" table:formula="msoxl:=  IF(SUM(N11:N37)=0,&quot;-&quot;,SUM(N11:N37))" table:style-name="ce22">
            <text:p>642,700.6<text:s/></text:p>
          </table:table-cell>
          <table:table-cell office:value-type="float" office:value="257.46320000000003" table:formula="msoxl:=  IF(SUM(O11:O37)=0,&quot;-&quot;,SUM(O11:O37))" table:style-name="ce23">
            <text:p>257</text:p>
          </table:table-cell>
          <table:table-cell office:value-type="float" office:value="73291.8" table:formula="msoxl:=  IF(SUM(P11:P37)=0,&quot;-&quot;,SUM(P11:P37))" table:style-name="ce22">
            <text:p>73,291.8<text:s/></text:p>
          </table:table-cell>
          <table:table-cell office:value-type="float" office:value="52.896999999999998" table:formula="msoxl:=  IF(SUM(Q11:Q37)=0,&quot;-&quot;,SUM(Q11:Q37))" table:style-name="ce23">
            <text:p>53</text:p>
          </table:table-cell>
          <table:table-cell office:value-type="float" office:value="118367.9" table:formula="msoxl:=  IF(SUM(R11:R37)=0,&quot;-&quot;,SUM(R11:R37))" table:style-name="ce22">
            <text:p>118,367.9<text:s/></text:p>
          </table:table-cell>
          <table:table-cell office:value-type="float" office:value="7499.1825699999999" table:formula="msoxl:=  IF(SUM(S11:S37)=0,&quot;-&quot;,SUM(S11:S37))" table:style-name="ce23">
            <text:p>7,499</text:p>
          </table:table-cell>
          <table:table-cell office:value-type="float" office:value="543827.78017000004" table:formula="msoxl:=  IF(SUM(T11:T37)=0,&quot;-&quot;,SUM(T11:T37))" table:style-name="ce22">
            <text:p>543,827.8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鮪</text:p>
          </table:table-cell>
          <table:table-cell office:value-type="string" table:style-name="ce10">
            <text:p>53300</text:p>
          </table:table-cell>
          <table:table-cell office:value-type="float" office:value="15" table:formula="msoxl:=  IF(SUM(E11,G11,I11,K11)=0,&quot;-&quot;,SUM(E11,G11,I11,K11))" table:style-name="ce23">
            <text:p>15</text:p>
          </table:table-cell>
          <table:table-cell office:value-type="float" office:value="1500" table:formula="msoxl:=  IF(SUM(F11,H11,J11,L11)=0,&quot;-&quot;,SUM(F11,H11,J11,L11))" table:style-name="ce22">
            <text:p>1,5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7">
            <text:p>15</text:p>
          </table:table-cell>
          <table:table-cell office:value-type="float" office:value="1500" table:style-name="ce15">
            <text:p>1,500.0<text:s/></text:p>
          </table:table-cell>
          <table:table-cell office:value-type="float" office:value="123.11" table:style-name="ce17">
            <text:p>123</text:p>
          </table:table-cell>
          <table:table-cell office:value-type="float" office:value="34893" table:style-name="ce15">
            <text:p>34,893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旗 <text:s text:c="6"/>魚</text:p>
          </table:table-cell>
          <table:table-cell office:value-type="string" table:style-name="ce10">
            <text:p>54000</text:p>
          </table:table-cell>
          <table:table-cell office:value-type="string" office:string-value="-" table:formula="msoxl:=  IF(SUM(E12,G12,I12,K12)=0,&quot;-&quot;,SUM(E12,G12,I12,K12))" table:style-name="ce23">
            <text:p>-</text:p>
          </table:table-cell>
          <table:table-cell office:value-type="string" office:string-value="-" table:formula="msoxl:=  IF(SUM(F12,H12,J12,L12)=0,&quot;-&quot;,SUM(F12,H12,J12,L1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94.040760000000006" table:style-name="ce17">
            <text:p>94</text:p>
          </table:table-cell>
          <table:table-cell office:value-type="float" office:value="75232.611409999998" table:style-name="ce15">
            <text:p>75,232.6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83.645079999999993" table:style-name="ce17">
            <text:p>84</text:p>
          </table:table-cell>
          <table:table-cell office:value-type="float" office:value="10900.17611" table:style-name="ce15">
            <text:p>10,900.2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鯊 <text:s/>魚 <text:s/>類</text:p>
          </table:table-cell>
          <table:table-cell office:value-type="string" table:style-name="ce10">
            <text:p>56000</text:p>
          </table:table-cell>
          <table:table-cell office:value-type="string" office:string-value="-" table:formula="msoxl:=  IF(SUM(E13,G13,I13,K13)=0,&quot;-&quot;,SUM(E13,G13,I13,K13))" table:style-name="ce23">
            <text:p>-</text:p>
          </table:table-cell>
          <table:table-cell office:value-type="string" office:string-value="-" table:formula="msoxl:=  IF(SUM(F13,H13,J13,L13)=0,&quot;-&quot;,SUM(F13,H13,J13,L1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57.46320000000003" table:style-name="ce17">
            <text:p>257</text:p>
          </table:table-cell>
          <table:table-cell office:value-type="float" office:value="73291.8" table:style-name="ce15">
            <text:p>73,291.8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62.883159999999997" table:style-name="ce17">
            <text:p>63</text:p>
          </table:table-cell>
          <table:table-cell office:value-type="float" office:value="10588.245080000001" table:style-name="ce15">
            <text:p>10,588.2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鬼頭刀</text:p>
          </table:table-cell>
          <table:table-cell office:value-type="string" table:style-name="ce10">
            <text:p>49001</text:p>
          </table:table-cell>
          <table:table-cell office:value-type="string" office:string-value="-" table:formula="msoxl:=  IF(SUM(E14,G14,I14,K14)=0,&quot;-&quot;,SUM(E14,G14,I14,K14))" table:style-name="ce23">
            <text:p>-</text:p>
          </table:table-cell>
          <table:table-cell office:value-type="string" office:string-value="-" table:formula="msoxl:=  IF(SUM(F14,H14,J14,L14)=0,&quot;-&quot;,SUM(F14,H14,J14,L1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0.76473" table:style-name="ce17">
            <text:p>21</text:p>
          </table:table-cell>
          <table:table-cell office:value-type="float" office:value="934.41297999999995" table:style-name="ce15">
            <text:p>934.4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鰹</text:p>
          </table:table-cell>
          <table:table-cell office:value-type="string" table:style-name="ce10">
            <text:p>53100</text:p>
          </table:table-cell>
          <table:table-cell office:value-type="string" office:string-value="-" table:formula="msoxl:=  IF(SUM(E15,G15,I15,K15)=0,&quot;-&quot;,SUM(E15,G15,I15,K15))" table:style-name="ce23">
            <text:p>-</text:p>
          </table:table-cell>
          <table:table-cell office:value-type="string" office:string-value="-" table:formula="msoxl:=  IF(SUM(F15,H15,J15,L15)=0,&quot;-&quot;,SUM(F15,H15,J15,L1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鯡 <text:s text:c="6"/>科</text:p>
          </table:table-cell>
          <table:table-cell office:value-type="string" table:style-name="ce10">
            <text:p>51000</text:p>
          </table:table-cell>
          <table:table-cell office:value-type="string" office:string-value="-" table:formula="msoxl:=  IF(SUM(E16,G16,I16,K16)=0,&quot;-&quot;,SUM(E16,G16,I16,K16))" table:style-name="ce23">
            <text:p>-</text:p>
          </table:table-cell>
          <table:table-cell office:value-type="string" office:string-value="-" table:formula="msoxl:=  IF(SUM(F16,H16,J16,L16)=0,&quot;-&quot;,SUM(F16,H16,J16,L1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.3" table:style-name="ce17">
            <text:p>1</text:p>
          </table:table-cell>
          <table:table-cell office:value-type="float" office:value="981" table:style-name="ce15">
            <text:p>981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鯖 <text:s text:c="6"/>科</text:p>
          </table:table-cell>
          <table:table-cell office:value-type="string" table:style-name="ce10">
            <text:p>53000</text:p>
          </table:table-cell>
          <table:table-cell office:value-type="float" office:value="6934.223" table:formula="msoxl:=  IF(SUM(E17,G17,I17,K17)=0,&quot;-&quot;,SUM(E17,G17,I17,K17))" table:style-name="ce23">
            <text:p>6,934</text:p>
          </table:table-cell>
          <table:table-cell office:value-type="float" office:value="264550.31900000002" table:formula="msoxl:=  IF(SUM(F17,H17,J17,L17)=0,&quot;-&quot;,SUM(F17,H17,J17,L17))" table:style-name="ce22">
            <text:p>264,550.3<text:s/></text:p>
          </table:table-cell>
          <table:table-cell office:value-type="float" office:value="84" table:style-name="ce17">
            <text:p>84</text:p>
          </table:table-cell>
          <table:table-cell office:value-type="float" office:value="22544" table:style-name="ce15">
            <text:p>22,544.0<text:s/></text:p>
          </table:table-cell>
          <table:table-cell office:value-type="float" office:value="6850.223" table:style-name="ce17">
            <text:p>6,850</text:p>
          </table:table-cell>
          <table:table-cell office:value-type="float" office:value="242006.31899999999" table:style-name="ce15">
            <text:p>242,006.3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鰺 <text:s text:c="6"/>科</text:p>
          </table:table-cell>
          <table:table-cell office:value-type="string" table:style-name="ce10">
            <text:p>36000</text:p>
          </table:table-cell>
          <table:table-cell office:value-type="string" office:string-value="-" table:formula="msoxl:=  IF(SUM(E18,G18,I18,K18)=0,&quot;-&quot;,SUM(E18,G18,I18,K18))" table:style-name="ce23">
            <text:p>-</text:p>
          </table:table-cell>
          <table:table-cell office:value-type="string" office:string-value="-" table:formula="msoxl:=  IF(SUM(F18,H18,J18,L18)=0,&quot;-&quot;,SUM(F18,H18,J18,L18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鯔 <text:s text:c="6"/>科</text:p>
          </table:table-cell>
          <table:table-cell office:value-type="string" table:style-name="ce10">
            <text:p>37000</text:p>
          </table:table-cell>
          <table:table-cell office:value-type="float" office:value="71.400000000000006" table:formula="msoxl:=  IF(SUM(E19,G19,I19,K19)=0,&quot;-&quot;,SUM(E19,G19,I19,K19))" table:style-name="ce23">
            <text:p>71</text:p>
          </table:table-cell>
          <table:table-cell office:value-type="float" office:value="295280" table:formula="msoxl:=  IF(SUM(F19,H19,J19,L19)=0,&quot;-&quot;,SUM(F19,H19,J19,L19))" table:style-name="ce22">
            <text:p>295,28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71.400000000000006" table:style-name="ce17">
            <text:p>71</text:p>
          </table:table-cell>
          <table:table-cell office:value-type="float" office:value="295280" table:style-name="ce15">
            <text:p>295,28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49.911999999999999" table:style-name="ce17">
            <text:p>50</text:p>
          </table:table-cell>
          <table:table-cell office:value-type="float" office:value="118132.5" table:style-name="ce15">
            <text:p>118,132.5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鯛 <text:s text:c="6"/>科</text:p>
          </table:table-cell>
          <table:table-cell office:value-type="string" table:style-name="ce10">
            <text:p>12000</text:p>
          </table:table-cell>
          <table:table-cell office:value-type="string" office:string-value="-" table:formula="msoxl:=  IF(SUM(E20,G20,I20,K20)=0,&quot;-&quot;,SUM(E20,G20,I20,K20))" table:style-name="ce23">
            <text:p>-</text:p>
          </table:table-cell>
          <table:table-cell office:value-type="string" office:string-value="-" table:formula="msoxl:=  IF(SUM(F20,H20,J20,L20)=0,&quot;-&quot;,SUM(F20,H20,J20,L20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合齒魚科</text:p>
          </table:table-cell>
          <table:table-cell office:value-type="string" table:style-name="ce10">
            <text:p>29000</text:p>
          </table:table-cell>
          <table:table-cell office:value-type="string" office:string-value="-" table:formula="msoxl:=  IF(SUM(E21,G21,I21,K21)=0,&quot;-&quot;,SUM(E21,G21,I21,K21))" table:style-name="ce23">
            <text:p>-</text:p>
          </table:table-cell>
          <table:table-cell office:value-type="string" office:string-value="-" table:formula="msoxl:=  IF(SUM(F21,H21,J21,L21)=0,&quot;-&quot;,SUM(F21,H21,J21,L21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60" table:style-name="ce17">
            <text:p>60</text:p>
          </table:table-cell>
          <table:table-cell office:value-type="float" office:value="2000" table:style-name="ce15">
            <text:p>2,0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鮸魚</text:p>
          </table:table-cell>
          <table:table-cell office:value-type="string" table:style-name="ce10">
            <text:p>15005</text:p>
          </table:table-cell>
          <table:table-cell office:value-type="string" office:string-value="-" table:formula="msoxl:=  IF(SUM(E22,G22,I22,K22)=0,&quot;-&quot;,SUM(E22,G22,I22,K22))" table:style-name="ce23">
            <text:p>-</text:p>
          </table:table-cell>
          <table:table-cell office:value-type="string" office:string-value="-" table:formula="msoxl:=  IF(SUM(F22,H22,J22,L22)=0,&quot;-&quot;,SUM(F22,H22,J22,L2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鯙科</text:p>
          </table:table-cell>
          <table:table-cell office:value-type="string" table:style-name="ce10">
            <text:p>30000</text:p>
          </table:table-cell>
          <table:table-cell office:value-type="string" office:string-value="-" table:formula="msoxl:=  IF(SUM(E23,G23,I23,K23)=0,&quot;-&quot;,SUM(E23,G23,I23,K23))" table:style-name="ce23">
            <text:p>-</text:p>
          </table:table-cell>
          <table:table-cell office:value-type="string" office:string-value="-" table:formula="msoxl:=  IF(SUM(F23,H23,J23,L23)=0,&quot;-&quot;,SUM(F23,H23,J23,L23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飛魚科</text:p>
          </table:table-cell>
          <table:table-cell office:value-type="string" table:style-name="ce10">
            <text:p>41000</text:p>
          </table:table-cell>
          <table:table-cell office:value-type="string" office:string-value="-" table:formula="msoxl:=  IF(SUM(E24,G24,I24,K24)=0,&quot;-&quot;,SUM(E24,G24,I24,K24))" table:style-name="ce23">
            <text:p>-</text:p>
          </table:table-cell>
          <table:table-cell office:value-type="string" office:string-value="-" table:formula="msoxl:=  IF(SUM(F24,H24,J24,L24)=0,&quot;-&quot;,SUM(F24,H24,J24,L2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帶魚屬</text:p>
          </table:table-cell>
          <table:table-cell office:value-type="string" table:style-name="ce10">
            <text:p>48000</text:p>
          </table:table-cell>
          <table:table-cell office:value-type="string" office:string-value="-" table:formula="msoxl:=  IF(SUM(E25,G25,I25,K25)=0,&quot;-&quot;,SUM(E25,G25,I25,K25))" table:style-name="ce23">
            <text:p>-</text:p>
          </table:table-cell>
          <table:table-cell office:value-type="string" office:string-value="-" table:formula="msoxl:=  IF(SUM(F25,H25,J25,L25)=0,&quot;-&quot;,SUM(F25,H25,J25,L2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3195" table:style-name="ce17">
            <text:p>3,195</text:p>
          </table:table-cell>
          <table:table-cell office:value-type="float" office:value="72531.460000000006" table:style-name="ce15">
            <text:p>72,531.5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鮃鰈類</text:p>
          </table:table-cell>
          <table:table-cell office:value-type="string" table:style-name="ce10">
            <text:p>11001</text:p>
          </table:table-cell>
          <table:table-cell office:value-type="float" office:value="2" table:formula="msoxl:=  IF(SUM(E26,G26,I26,K26)=0,&quot;-&quot;,SUM(E26,G26,I26,K26))" table:style-name="ce23">
            <text:p>2</text:p>
          </table:table-cell>
          <table:table-cell office:value-type="float" office:value="120" table:formula="msoxl:=  IF(SUM(F26,H26,J26,L26)=0,&quot;-&quot;,SUM(F26,H26,J26,L26))" table:style-name="ce22">
            <text:p>12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20" table:style-name="ce15">
            <text:p>12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石 <text:s/>斑 <text:s/>類</text:p>
          </table:table-cell>
          <table:table-cell office:value-type="string" table:style-name="ce10">
            <text:p>26000</text:p>
          </table:table-cell>
          <table:table-cell office:value-type="string" office:string-value="-" table:formula="msoxl:=  IF(SUM(E27,G27,I27,K27)=0,&quot;-&quot;,SUM(E27,G27,I27,K27))" table:style-name="ce23">
            <text:p>-</text:p>
          </table:table-cell>
          <table:table-cell office:value-type="string" office:string-value="-" table:formula="msoxl:=  IF(SUM(F27,H27,J27,L27)=0,&quot;-&quot;,SUM(F27,H27,J27,L27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頭 <text:s/>足 <text:s/>類</text:p>
          </table:table-cell>
          <table:table-cell office:value-type="string" table:style-name="ce10">
            <text:p>63000</text:p>
          </table:table-cell>
          <table:table-cell office:value-type="float" office:value="12" table:formula="msoxl:=  IF(SUM(E28,G28,I28,K28)=0,&quot;-&quot;,SUM(E28,G28,I28,K28))" table:style-name="ce23">
            <text:p>12</text:p>
          </table:table-cell>
          <table:table-cell office:value-type="float" office:value="21600" table:formula="msoxl:=  IF(SUM(F28,H28,J28,L28)=0,&quot;-&quot;,SUM(F28,H28,J28,L28))" table:style-name="ce22">
            <text:p>21,6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7">
            <text:p>12</text:p>
          </table:table-cell>
          <table:table-cell office:value-type="float" office:value="21600" table:style-name="ce15">
            <text:p>21,60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75" table:style-name="ce17">
            <text:p>275</text:p>
          </table:table-cell>
          <table:table-cell office:value-type="float" office:value="101218" table:style-name="ce15">
            <text:p>101,218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665.29" table:style-name="ce17">
            <text:p>665</text:p>
          </table:table-cell>
          <table:table-cell office:value-type="float" office:value="23548.44" table:style-name="ce15">
            <text:p>23,548.4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吳郭魚類</text:p>
          </table:table-cell>
          <table:table-cell office:value-type="string" table:style-name="ce10">
            <text:p>01001</text:p>
          </table:table-cell>
          <table:table-cell office:value-type="string" office:string-value="-" table:formula="msoxl:=  IF(SUM(E29,G29,I29,K29)=0,&quot;-&quot;,SUM(E29,G29,I29,K29))" table:style-name="ce23">
            <text:p>-</text:p>
          </table:table-cell>
          <table:table-cell office:value-type="string" office:string-value="-" table:formula="msoxl:=  IF(SUM(F29,H29,J29,L29)=0,&quot;-&quot;,SUM(F29,H29,J29,L29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鰻 <text:s/>鱺 <text:s/>科</text:p>
          </table:table-cell>
          <table:table-cell office:value-type="string" table:style-name="ce10">
            <text:p>03000</text:p>
          </table:table-cell>
          <table:table-cell office:value-type="string" office:string-value="-" table:formula="msoxl:=  IF(SUM(E30,G30,I30,K30)=0,&quot;-&quot;,SUM(E30,G30,I30,K30))" table:style-name="ce23">
            <text:p>-</text:p>
          </table:table-cell>
          <table:table-cell office:value-type="string" office:string-value="-" table:formula="msoxl:=  IF(SUM(F30,H30,J30,L30)=0,&quot;-&quot;,SUM(F30,H30,J30,L30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其他魚類</text:p>
          </table:table-cell>
          <table:table-cell office:value-type="string" table:style-name="ce10">
            <text:p>69999</text:p>
          </table:table-cell>
          <table:table-cell office:value-type="float" office:value="503.88200000000001" table:formula="msoxl:=  IF(SUM(E31,G31,I31,K31)=0,&quot;-&quot;,SUM(E31,G31,I31,K31))" table:style-name="ce23">
            <text:p>504</text:p>
          </table:table-cell>
          <table:table-cell office:value-type="float" office:value="76883.338000000003" table:formula="msoxl:=  IF(SUM(F31,H31,J31,L31)=0,&quot;-&quot;,SUM(F31,H31,J31,L31))" table:style-name="ce22">
            <text:p>76,883.3<text:s/></text:p>
          </table:table-cell>
          <table:table-cell office:value-type="float" office:value="33" table:style-name="ce17">
            <text:p>33</text:p>
          </table:table-cell>
          <table:table-cell office:value-type="float" office:value="3508" table:style-name="ce15">
            <text:p>3,508.0<text:s/></text:p>
          </table:table-cell>
          <table:table-cell office:value-type="float" office:value="379.88200000000001" table:style-name="ce17">
            <text:p>380</text:p>
          </table:table-cell>
          <table:table-cell office:value-type="float" office:value="56135.338000000003" table:style-name="ce15">
            <text:p>56,135.3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91" table:style-name="ce17">
            <text:p>91</text:p>
          </table:table-cell>
          <table:table-cell office:value-type="float" office:value="17240" table:style-name="ce15">
            <text:p>17,240.0<text:s/></text:p>
          </table:table-cell>
          <table:table-cell office:value-type="float" office:value="609.40499999999997" table:style-name="ce17">
            <text:p>609</text:p>
          </table:table-cell>
          <table:table-cell office:value-type="float" office:value="211820" table:style-name="ce15">
            <text:p>211,820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2.9849999999999999" table:style-name="ce17">
            <text:p>3</text:p>
          </table:table-cell>
          <table:table-cell office:value-type="float" office:value="235.4" table:style-name="ce15">
            <text:p>235.4<text:s/></text:p>
          </table:table-cell>
          <table:table-cell office:value-type="float" office:value="3471.5996" table:style-name="ce17">
            <text:p>3,472</text:p>
          </table:table-cell>
          <table:table-cell office:value-type="float" office:value="425325.04600000003" table:style-name="ce15">
            <text:p>425,325.0<text:s/>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牡蠣</text:p>
          </table:table-cell>
          <table:table-cell office:value-type="string" table:style-name="ce10">
            <text:p>65001</text:p>
          </table:table-cell>
          <table:table-cell office:value-type="string" office:string-value="-" table:formula="msoxl:=  IF(SUM(E32,G32,I32,K32)=0,&quot;-&quot;,SUM(E32,G32,I32,K32))" table:style-name="ce23">
            <text:p>-</text:p>
          </table:table-cell>
          <table:table-cell office:value-type="string" office:string-value="-" table:formula="msoxl:=  IF(SUM(F32,H32,J32,L32)=0,&quot;-&quot;,SUM(F32,H32,J32,L32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甲 <text:s/>殼 <text:s/>類</text:p>
          </table:table-cell>
          <table:table-cell office:value-type="string" table:style-name="ce10">
            <text:p>64000</text:p>
          </table:table-cell>
          <table:table-cell office:value-type="float" office:value="1724.4949999999999" table:formula="msoxl:=  IF(SUM(E33,G33,I33,K33)=0,&quot;-&quot;,SUM(E33,G33,I33,K33))" table:style-name="ce23">
            <text:p>1,724</text:p>
          </table:table-cell>
          <table:table-cell office:value-type="float" office:value="139928.71900000001" table:formula="msoxl:=  IF(SUM(F33,H33,J33,L33)=0,&quot;-&quot;,SUM(F33,H33,J33,L33))" table:style-name="ce22">
            <text:p>139,928.7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1724.4949999999999" table:style-name="ce17">
            <text:p>1,724</text:p>
          </table:table-cell>
          <table:table-cell office:value-type="float" office:value="139928.71900000001" table:style-name="ce15">
            <text:p>139,928.7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float" office:value="85.83" table:style-name="ce17">
            <text:p>86</text:p>
          </table:table-cell>
          <table:table-cell office:value-type="float" office:value="216556" table:style-name="ce15">
            <text:p>216,556.0<text:s/>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貝 <text:s text:c="6"/>類</text:p>
          </table:table-cell>
          <table:table-cell office:value-type="string" table:style-name="ce10">
            <text:p>65000</text:p>
          </table:table-cell>
          <table:table-cell office:value-type="string" office:string-value="-" table:formula="msoxl:=  IF(SUM(E34,G34,I34,K34)=0,&quot;-&quot;,SUM(E34,G34,I34,K34))" table:style-name="ce23">
            <text:p>-</text:p>
          </table:table-cell>
          <table:table-cell office:value-type="string" office:string-value="-" table:formula="msoxl:=  IF(SUM(F34,H34,J34,L34)=0,&quot;-&quot;,SUM(F34,H34,J34,L34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石花菜科</text:p>
          </table:table-cell>
          <table:table-cell office:value-type="string" table:style-name="ce10">
            <text:p>73100</text:p>
          </table:table-cell>
          <table:table-cell office:value-type="string" office:string-value="-" table:formula="msoxl:=  IF(SUM(E35,G35,I35,K35)=0,&quot;-&quot;,SUM(E35,G35,I35,K35))" table:style-name="ce23">
            <text:p>-</text:p>
          </table:table-cell>
          <table:table-cell office:value-type="string" office:string-value="-" table:formula="msoxl:=  IF(SUM(F35,H35,J35,L35)=0,&quot;-&quot;,SUM(F35,H35,J35,L35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3">
            <text:p>長葉紫菜</text:p>
          </table:table-cell>
          <table:table-cell office:value-type="string" table:style-name="ce10">
            <text:p>73001</text:p>
          </table:table-cell>
          <table:table-cell office:value-type="string" office:string-value="-" table:formula="msoxl:=  IF(SUM(E36,G36,I36,K36)=0,&quot;-&quot;,SUM(E36,G36,I36,K36))" table:style-name="ce23">
            <text:p>-</text:p>
          </table:table-cell>
          <table:table-cell office:value-type="string" office:string-value="-" table:formula="msoxl:=  IF(SUM(F36,H36,J36,L36)=0,&quot;-&quot;,SUM(F36,H36,J36,L36))" table:style-name="ce2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5">
            <text:p>-</text:p>
          </table:table-cell>
          <table:table-cell table:number-columns-repeated="16364"/>
        </table:table-row>
        <table:table-row table:style-name="ro2">
          <table:table-cell office:value-type="string" table:style-name="ce34">
            <text:p>其他藻類</text:p>
          </table:table-cell>
          <table:table-cell office:value-type="string" table:style-name="ce9">
            <text:p>73999</text:p>
          </table:table-cell>
          <table:table-cell office:value-type="string" office:string-value="-" table:formula="msoxl:=  IF(SUM(E37,G37,I37,K37)=0,&quot;-&quot;,SUM(E37,G37,I37,K37))" table:style-name="ce24">
            <text:p>-</text:p>
          </table:table-cell>
          <table:table-cell office:value-type="string" office:string-value="-" table:formula="msoxl:=  IF(SUM(F37,H37,J37,L37)=0,&quot;-&quot;,SUM(F37,H37,J37,L37))" table:style-name="ce25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table:number-columns-repeated="16364"/>
        </table:table-row>
        <table:table-row table:number-rows-repeated="1048539" table:style-name="ro3">
          <table:table-cell table:number-columns-repeated="16384"/>
        </table:table-row>
      </table:table>
      <table:table table:name="食用水產製造品量值2(續完)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64" table:default-cell-style-name="ce1"/>
        <table:table-row table:style-name="ro1">
          <table:table-cell office:value-type="string" table:number-columns-spanned="4" table:number-rows-spanned="1" table:style-name="ce37">
            <text:p>11‧食用水產製造品量值</text:p>
          </table:table-cell>
          <table:covered-table-cell table:number-columns-repeated="3"/>
          <table:table-cell table:number-columns-repeated="5" table:style-name="ce14"/>
          <table:table-cell office:value-type="string" table:number-columns-spanned="6" table:number-rows-spanned="1" table:style-name="ce37">
            <text:p>11‧PROCESSED FISHERY PRODUCTS</text:p>
          </table:table-cell>
          <table:covered-table-cell table:number-columns-repeated="5"/>
          <table:table-cell table:number-columns-repeated="5" table:style-name="ce14"/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number-columns-spanned="1" table:number-rows-spanned="2" table:style-name="ce39">
            <text:p>單位｛</text:p>
          </table:table-cell>
          <table:table-cell office:value-type="string" table:number-columns-spanned="3" table:number-rows-spanned="1" table:style-name="ce41">
            <text:p>產量：公噸</text:p>
          </table:table-cell>
          <table:covered-table-cell table:number-columns-repeated="2"/>
          <table:table-cell table:number-columns-repeated="7" table:style-name="ce1"/>
          <table:table-cell office:value-type="string" table:number-columns-spanned="1" table:number-rows-spanned="2" table:style-name="ce39">
            <text:p>Unit｛</text:p>
          </table:table-cell>
          <table:table-cell office:value-type="string" table:number-columns-spanned="3" table:number-rows-spanned="1" table:style-name="ce41">
            <text:p>Quantity：M.T.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table:style-name="ce1">
            <draw:custom-shape svg:x="0in" svg:y="0.16667in" svg:width="0.79167in" svg:height="1.01042in" draw:z-index="1" draw:id="id2" draw:style-name="a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1"/>
          <table:table-cell office:value-type="string" table:style-name="ce35">
            <text:p>(2) 魚類別(續完)</text:p>
          </table:table-cell>
          <table:table-cell table:style-name="ce36"/>
          <table:covered-table-cell/>
          <table:table-cell office:value-type="string" table:number-columns-spanned="3" table:number-rows-spanned="1" table:style-name="ce41">
            <text:p>價值：新臺幣千元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5" table:number-rows-spanned="1" table:style-name="ce41">
            <text:p>(2) Food Products By Species(End)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41">
            <text:p>Value <text:s text:c="3"/>：Thousand N.T.$</text:p>
          </table:table-cell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75">
            <text:p>製品別</text:p>
          </table:table-cell>
          <table:covered-table-cell/>
          <table:table-cell office:value-type="string" table:number-columns-spanned="4" table:number-rows-spanned="1" table:style-name="ce68">
            <text:p>其他製品</text:p>
          </table:table-cell>
          <table:covered-table-cell table:number-columns-repeated="3"/>
          <table:table-cell table:number-columns-repeated="13" table:style-name="ce26"/>
          <table:table-cell table:style-name="ce27"/>
          <table:table-cell table:number-columns-repeated="16364"/>
        </table:table-row>
        <table:table-row table:style-name="ro2">
          <table:table-cell office:value-type="string" table:number-columns-spanned="2" table:number-rows-spanned="1" table:style-name="ce76">
            <text:p>Products</text:p>
          </table:table-cell>
          <table:covered-table-cell/>
          <table:table-cell office:value-type="string" table:number-columns-spanned="4" table:number-rows-spanned="1" table:style-name="ce67">
            <text:p>Others</text:p>
          </table:table-cell>
          <table:covered-table-cell table:number-columns-repeated="3"/>
          <table:table-cell table:number-columns-repeated="13" table:style-name="ce31"/>
          <table:table-cell table:style-name="ce30"/>
          <table:table-cell table:number-columns-repeated="16364"/>
        </table:table-row>
        <table:table-row table:style-name="ro2">
          <table:table-cell table:style-name="ce3"/>
          <table:table-cell table:style-name="ce4"/>
          <table:table-cell office:value-type="string" table:number-columns-spanned="2" table:number-rows-spanned="1" table:style-name="ce68">
            <text:p>魚肝油及魚蝦油</text:p>
          </table:table-cell>
          <table:covered-table-cell/>
          <table:table-cell office:value-type="string" table:number-columns-spanned="2" table:number-rows-spanned="1" table:style-name="ce68">
            <text:p>洋菜</text:p>
          </table:table-cell>
          <table:covered-table-cell/>
          <table:table-cell table:number-columns-repeated="13" table:style-name="ce31"/>
          <table:table-cell table:style-name="ce30"/>
          <table:table-cell table:number-columns-repeated="16364"/>
        </table:table-row>
        <table:table-row table:style-name="ro2">
          <table:table-cell table:style-name="ce3"/>
          <table:table-cell table:style-name="ce4"/>
          <table:table-cell office:value-type="string" table:number-columns-spanned="2" table:number-rows-spanned="1" table:style-name="ce67">
            <text:p>Fish Liver &amp; Oil</text:p>
          </table:table-cell>
          <table:covered-table-cell/>
          <table:table-cell office:value-type="string" table:number-columns-spanned="2" table:number-rows-spanned="1" table:style-name="ce67">
            <text:p>Agar</text:p>
          </table:table-cell>
          <table:covered-table-cell/>
          <table:table-cell table:number-columns-repeated="13" table:style-name="ce31"/>
          <table:table-cell table:style-name="ce30"/>
          <table:table-cell table:number-columns-repeated="16364"/>
        </table:table-row>
        <table:table-row table:style-name="ro2">
          <table:table-cell office:value-type="string" table:style-name="ce6">
            <text:p>魚類別</text:p>
          </table:table-cell>
          <table:table-cell office:value-type="string" table:style-name="ce7">
            <text:p>代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7">
            <text:p>產量</text:p>
          </table:table-cell>
          <table:table-cell office:value-type="string" table:style-name="ce7">
            <text:p>價值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8">
            <text:p>Species</text:p>
          </table:table-cell>
          <table:table-cell office:value-type="string" table:style-name="ce13">
            <text:p>Cod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Value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2">
            <text:p>總計</text:p>
          </table:table-cell>
          <table:table-cell office:value-type="string" table:style-name="ce7">
            <text:p>0000</text:p>
          </table:table-cell>
          <table:table-cell office:value-type="string" office:string-value="-" table:formula="msoxl:=  IF(SUM(C11:C37)=0,&quot;-&quot;,SUM(C11:C37))" table:style-name="ce21">
            <text:p>-</text:p>
          </table:table-cell>
          <table:table-cell office:value-type="string" office:string-value="-" table:formula="msoxl:=  IF(SUM(D11:D37)=0,&quot;-&quot;,SUM(D11:D37))" table:style-name="ce22">
            <text:p>-</text:p>
          </table:table-cell>
          <table:table-cell office:value-type="string" office:string-value="-" table:formula="msoxl:=  IF(SUM(E11:E37)=0,&quot;-&quot;,SUM(E11:E37))" table:style-name="ce21">
            <text:p>-</text:p>
          </table:table-cell>
          <table:table-cell office:value-type="string" office:string-value="-" table:formula="msoxl:=  IF(SUM(F11:F37)=0,&quot;-&quot;,SUM(F11:F37))" table:style-name="ce22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鮪</text:p>
          </table:table-cell>
          <table:table-cell office:value-type="string" table:style-name="ce10">
            <text:p>533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旗 <text:s text:c="6"/>魚</text:p>
          </table:table-cell>
          <table:table-cell office:value-type="string" table:style-name="ce10">
            <text:p>54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鯊 <text:s/>魚 <text:s/>類</text:p>
          </table:table-cell>
          <table:table-cell office:value-type="string" table:style-name="ce10">
            <text:p>56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鬼頭刀</text:p>
          </table:table-cell>
          <table:table-cell office:value-type="string" table:style-name="ce10">
            <text:p>49001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鰹</text:p>
          </table:table-cell>
          <table:table-cell office:value-type="string" table:style-name="ce10">
            <text:p>531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鯡 <text:s text:c="6"/>科</text:p>
          </table:table-cell>
          <table:table-cell office:value-type="string" table:style-name="ce10">
            <text:p>51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鯖 <text:s text:c="6"/>科</text:p>
          </table:table-cell>
          <table:table-cell office:value-type="string" table:style-name="ce10">
            <text:p>53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鰺 <text:s text:c="6"/>科</text:p>
          </table:table-cell>
          <table:table-cell office:value-type="string" table:style-name="ce10">
            <text:p>36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鯔 <text:s text:c="6"/>科</text:p>
          </table:table-cell>
          <table:table-cell office:value-type="string" table:style-name="ce10">
            <text:p>37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鯛 <text:s text:c="6"/>科</text:p>
          </table:table-cell>
          <table:table-cell office:value-type="string" table:style-name="ce10">
            <text:p>12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合齒魚科</text:p>
          </table:table-cell>
          <table:table-cell office:value-type="string" table:style-name="ce10">
            <text:p>29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鮸魚</text:p>
          </table:table-cell>
          <table:table-cell office:value-type="string" table:style-name="ce10">
            <text:p>15005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鯙科</text:p>
          </table:table-cell>
          <table:table-cell office:value-type="string" table:style-name="ce10">
            <text:p>30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飛魚科</text:p>
          </table:table-cell>
          <table:table-cell office:value-type="string" table:style-name="ce10">
            <text:p>41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帶魚屬</text:p>
          </table:table-cell>
          <table:table-cell office:value-type="string" table:style-name="ce10">
            <text:p>48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鮃鰈類</text:p>
          </table:table-cell>
          <table:table-cell office:value-type="string" table:style-name="ce10">
            <text:p>11001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石 <text:s/>斑 <text:s/>類</text:p>
          </table:table-cell>
          <table:table-cell office:value-type="string" table:style-name="ce10">
            <text:p>26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頭 <text:s/>足 <text:s/>類</text:p>
          </table:table-cell>
          <table:table-cell office:value-type="string" table:style-name="ce10">
            <text:p>63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吳郭魚類</text:p>
          </table:table-cell>
          <table:table-cell office:value-type="string" table:style-name="ce10">
            <text:p>01001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鰻 <text:s/>鱺 <text:s/>科</text:p>
          </table:table-cell>
          <table:table-cell office:value-type="string" table:style-name="ce10">
            <text:p>03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其他魚類</text:p>
          </table:table-cell>
          <table:table-cell office:value-type="string" table:style-name="ce10">
            <text:p>69999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牡蠣</text:p>
          </table:table-cell>
          <table:table-cell office:value-type="string" table:style-name="ce10">
            <text:p>65001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甲 <text:s/>殼 <text:s/>類</text:p>
          </table:table-cell>
          <table:table-cell office:value-type="string" table:style-name="ce10">
            <text:p>64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貝 <text:s text:c="6"/>類</text:p>
          </table:table-cell>
          <table:table-cell office:value-type="string" table:style-name="ce10">
            <text:p>650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石花菜科</text:p>
          </table:table-cell>
          <table:table-cell office:value-type="string" table:style-name="ce10">
            <text:p>73100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3">
            <text:p>長葉紫菜</text:p>
          </table:table-cell>
          <table:table-cell office:value-type="string" table:style-name="ce10">
            <text:p>73001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5">
            <text:p>-</text:p>
          </table:table-cell>
          <table:table-cell table:number-columns-repeated="13" table:style-name="ce1"/>
          <table:table-cell table:style-name="ce11"/>
          <table:table-cell table:number-columns-repeated="16364"/>
        </table:table-row>
        <table:table-row table:style-name="ro2">
          <table:table-cell office:value-type="string" table:style-name="ce34">
            <text:p>其他藻類</text:p>
          </table:table-cell>
          <table:table-cell office:value-type="string" table:style-name="ce9">
            <text:p>73999</text:p>
          </table:table-cell>
          <table:table-cell office:value-type="string" table:style-name="ce20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6">
            <text:p>-</text:p>
          </table:table-cell>
          <table:table-cell table:number-columns-repeated="13" table:style-name="ce12"/>
          <table:table-cell table:style-name="ce5"/>
          <table:table-cell table:number-columns-repeated="16364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number:number-style style:name="N58P0">
      <number:number number:decimal-places="1" number:min-integer-digits="1" number:grouping="true"/>
      <number:text> </number:text>
    </number:number-style>
    <number:number-style style:name="N5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number:number-style style:name="N59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5in" fo:margin-right="0.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in" fo:margin-left="0.5in" fo:margin-right="0.5in" fo:margin-bottom="0in"/>
      </style:header-style>
      <style:footer-style>
        <style:header-footer-properties fo:min-height="0.7in" fo:margin-left="0.5in" fo:margin-right="0.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ry</meta:initial-creator>
    <dc:creator>李境超</dc:creator>
    <meta:creation-date>2013-05-10T13:17:03Z</meta:creation-date>
    <dc:date>2017-08-11T08:48:49Z</dc:date>
    <meta:print-date>2017-08-11T08:48:32Z</meta:print-date>
  </office:meta>
</office:document-meta>
</file>